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Литература" style:master-page-name="">
      <style:paragraph-properties fo:widows="2" style:page-number="auto" fo:keep-with-next="always"/>
    </style:style>
    <style:style style:name="P3" style:family="paragraph" style:parent-style-name="Продолжение_20_базового" style:master-page-name="">
      <style:paragraph-properties fo:widows="2" style:page-number="auto"/>
    </style:style>
    <style:style style:name="P4" style:family="paragraph" style:parent-style-name="Выключная_20_формула">
      <style:text-properties fo:font-style="normal" style:font-style-asian="normal" style:font-style-complex="normal"/>
    </style:style>
    <style:style style:name="P5" style:family="paragraph" style:parent-style-name="Выключная_20_формула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Выключная_20_формула">
      <style:text-properties fo:font-style="normal" fo:font-weight="normal" style:font-style-asian="normal" style:font-weight-asian="bold" style:font-style-complex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normal" fo:font-weight="normal" style:font-style-asian="normal" style:font-weight-asian="bold" style:font-style-complex="normal" style:font-weight-complex="normal"/>
    </style:style>
    <style:style style:name="P9" style:family="paragraph" style:parent-style-name="Standard" style:list-style-name="L2">
      <style:text-properties fo:font-style="normal" style:font-style-asian="normal" style:font-style-complex="normal"/>
    </style:style>
    <style:style style:name="P10" style:family="paragraph" style:parent-style-name="Standard" style:list-style-name="L3">
      <style:text-properties fo:font-weight="bold" style:font-weight-asian="bold" style:font-weight-complex="bold"/>
    </style:style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Литература" style:list-style-name="L6">
      <style:paragraph-properties fo:widows="2"/>
      <style:text-properties fo:language="en" fo:country="US"/>
    </style:style>
    <style:style style:name="P14" style:family="paragraph" style:parent-style-name="Литература" style:list-style-name="L6" style:master-page-name="">
      <style:paragraph-properties fo:margin-left="0cm" fo:margin-right="0cm" fo:text-align="justify" style:justify-single-word="false" fo:widows="2" fo:text-indent="1.251cm" style:auto-text-indent="false" style:page-number="auto" fo:background-color="transparent" style:shadow="none">
        <style:tab-stops/>
        <style:background-image/>
      </style:paragraph-properties>
      <style:text-properties fo:language="ru" fo:country="RU"/>
    </style:style>
    <style:style style:name="P15" style:family="paragraph" style:parent-style-name="Продолжение_20_базового" style:list-style-name="L1"/>
    <style:style style:name="T1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style:font-style-asian="italic" style:font-weight-asian="bold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style:font-style-asian="normal" style:font-weight-asian="bold" style:font-style-complex="normal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below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baseline" style:horizontal-pos="from-left" style:horizontal-rel="paragraph-content" draw:ole-draw-aspect="1"/>
    </style:style>
    <text:list-style style:name="L1">
      <text:list-level-style-bullet text:level="1" text:style-name="Bullet_20_Symbols" style:num-prefix="(" style:num-suffix=")" text:bullet-char="•">
        <style:list-level-properties text:space-before="0.85cm" text:min-label-width="0.635cm"/>
        <style:text-properties style:font-name="StarSymbol1"/>
      </text:list-level-style-bullet>
      <text:list-level-style-number text:level="2" text:style-name="Numbering_20_Symbols" style:num-suffix="." style:num-format="1">
        <style:list-level-properties text:space-before="2.12cm" text:min-label-width="0.635cm"/>
      </text:list-level-style-number>
      <text:list-level-style-number text:level="3" text:style-name="Numbering_20_Symbols" style:num-suffix="." style:num-format="1">
        <style:list-level-properties text:space-before="3.39cm" text:min-label-width="0.635cm"/>
      </text:list-level-style-number>
      <text:list-level-style-number text:level="4" text:style-name="Numbering_20_Symbols" style:num-suffix="." style:num-format="1">
        <style:list-level-properties text:space-before="4.66cm" text:min-label-width="0.635cm"/>
      </text:list-level-style-number>
      <text:list-level-style-number text:level="5" text:style-name="Numbering_20_Symbols" style:num-suffix="." style:num-format="1">
        <style:list-level-properties text:space-before="5.93cm" text:min-label-width="0.635cm"/>
      </text:list-level-style-number>
      <text:list-level-style-number text:level="6" text:style-name="Numbering_20_Symbols" style:num-suffix="." style:num-format="1">
        <style:list-level-properties text:space-before="7.2cm" text:min-label-width="0.635cm"/>
      </text:list-level-style-number>
      <text:list-level-style-number text:level="7" text:style-name="Numbering_20_Symbols" style:num-suffix="." style:num-format="1">
        <style:list-level-properties text:space-before="8.47cm" text:min-label-width="0.635cm"/>
      </text:list-level-style-number>
      <text:list-level-style-number text:level="8" text:style-name="Numbering_20_Symbols" style:num-suffix="." style:num-format="1">
        <style:list-level-properties text:space-before="9.74cm" text:min-label-width="0.635cm"/>
      </text:list-level-style-number>
      <text:list-level-style-number text:level="9" text:style-name="Numbering_20_Symbols" style:num-suffix="." style:num-format="1">
        <style:list-level-properties text:space-before="11.01cm" text:min-label-width="0.635cm"/>
      </text:list-level-style-number>
      <text:list-level-style-number text:level="10" text:style-name="Numbering_20_Symbols" style:num-suffix="." style:num-format="1">
        <style:list-level-properties text:space-before="12.28cm" text:min-label-width="0.635cm"/>
      </text:list-level-style-number>
    </text:list-style>
    <text:list-style style:name="L2">
      <text:list-level-style-number text:level="1" style:num-prefix="(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21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99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26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53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80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07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34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61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88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151cm" text:min-label-width="0.635cm"/>
        <style:text-properties style:font-name="StarSymbol"/>
      </text:list-level-style-bullet>
    </text:list-style>
    <text:list-style style:name="L4">
      <text:list-level-style-number text:level="1" style:num-prefix="(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prefix="(" style:num-suffix=")" style:num-format="a" text:display-levels="2">
        <style:list-level-properties text:space-before="1.27cm" text:min-label-width="0.635cm"/>
      </text:list-level-style-number>
      <text:list-level-style-bullet text:level="3" text:style-name="Bullet_20_Symbols" style:num-prefix=" " style:num-suffix=" 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number text:level="1" style:num-prefix="(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О реализации декодера одного класса алгебро-геометрических кодов на проективных кривых с использованием алгоритма Сакаты</text:h>
      <text:h text:style-name="Heading_20_2" text:outline-level="2">Пеленицын А. М.</text:h>
      <text:h text:style-name="Heading_20_3" text:outline-level="3">Научные руководители: доцент, к. ф.‑м. н. Деундяк В. М., асс. Маевский А. Э.<text:line-break/>Факультет Математики, механики и компьютерных наук ЮФУ</text:h>
      <text:p text:style-name="Standard">В данной работе рассматривается обобщение алгоритма Берлекемпа—Месси, предложенное Сакатой [1]. Оно может быть использовано в конструкции декодера одного класса алгебро-геометрических кодов, которые можно назвать <text:s/>алгебро-геометрическими кодами типа Рида—Соломона. Как и в классическом варианте кодов <text:s/>Рида—Соломона [2], использование этого алгоритма позволяет уменьшить теоретическую сложность процесса декодирования, более того, именно эта часть является определяющей для сложности всего процесса [3].</text:p>
      <text:p text:style-name="Standard">Первоначальной задачей, поставленной в работе, была программная реализация алгоритма, который может быть встроен в имеющийся декодер, использовавший до того менее эффективные методы декодирования. Однако анализ [1] показал, что актуальной проблемой является формализация изложенных там идей и получение строгого, замкнутого в себе описания алгоритма, которое, в свою очередь, может быть использовано для построения программной реализации. Одной из сопутствующих задач стало выделение общих для обеих версий алгоритма Берлекемпа—Месси, обобщённой и классической, особенностей и идей. Приведём здесь полученное описание алгоритма. </text:p>
      <text:p text:style-name="Standard"><text:span text:style-name="T9">Предварительные сведения.</text:span> Пусть задано поле Галуа <draw:frame draw:style-name="fr1" draw:name="Объект1" text:anchor-type="as-char" svg:y="-0.36cm" svg:width="0.515cm" svg:height="0.467cm" draw:z-index="1"><draw:object xlink:href="./Object 1" xlink:type="simple" xlink:show="embed" xlink:actuate="onLoad"/><draw:image xlink:href="./ObjectReplacements/Object 1" xlink:type="simple" xlink:show="embed" xlink:actuate="onLoad"/></draw:frame>, введём обозначения для следующих множеств: <draw:frame draw:style-name="fr1" draw:name="Объект5" text:anchor-type="as-char" svg:y="-0.43cm" svg:width="4.281cm" svg:height="0.589cm" draw:z-index="2"><draw:object xlink:href="./Object 5" xlink:type="simple" xlink:show="embed" xlink:actuate="onLoad"/><draw:image xlink:href="./ObjectReplacements/Object 5" xlink:type="simple" xlink:show="embed" xlink:actuate="onLoad"/></draw:frame>, компоненты точек из <draw:frame draw:style-name="fr1" draw:name="Объект8" text:anchor-type="as-char" svg:y="-0.37cm" svg:width="0.66cm" svg:height="0.529cm" draw:z-index="3"><draw:object xlink:href="./Object 8" xlink:type="simple" xlink:show="embed" xlink:actuate="onLoad"/><draw:image xlink:href="./ObjectReplacements/Object 8" xlink:type="simple" xlink:show="embed" xlink:actuate="onLoad"/></draw:frame> будем обозначать, как обычно, нижними индексами. Введём два отношения порядка на <draw:frame draw:style-name="fr1" draw:name="Объект6" text:anchor-type="as-char" svg:y="-0.37cm" svg:width="0.66cm" svg:height="0.529cm" draw:z-index="4"><draw:object xlink:href="./Object 6" xlink:type="simple" xlink:show="embed" xlink:actuate="onLoad"/><draw:image xlink:href="./ObjectReplacements/Object 6" xlink:type="simple" xlink:show="embed" xlink:actuate="onLoad"/></draw:frame>:</text:p>
      <text:list text:style-name="L1">
        <text:list-item>
          <text:p text:style-name="P15"><draw:frame draw:style-name="fr1" draw:name="Объект7" text:anchor-type="as-char" svg:y="-0.37cm" svg:width="3.521cm" svg:height="0.531cm" draw:z-index="5"><draw:object xlink:href="./Object 7" xlink:type="simple" xlink:show="embed" xlink:actuate="onLoad"/><draw:image xlink:href="./ObjectReplacements/Object 7" xlink:type="simple" xlink:show="embed" xlink:actuate="onLoad"/></draw:frame> тогда и только тогда, когда <text:span text:style-name="T1"><draw:frame draw:style-name="fr1" draw:name="Объект9" text:anchor-type="as-char" svg:y="-0.37cm" svg:width="2.896cm" svg:height="0.529cm" draw:z-index="7"><draw:object xlink:href="./Object 9" xlink:type="simple" xlink:show="embed" xlink:actuate="onLoad"/><draw:image xlink:href="./ObjectReplacements/Object 9" xlink:type="simple" xlink:show="embed" xlink:actuate="onLoad"/></draw:frame></text:span>; </text:p>
        </text:list-item>
        <text:list-item>
          <text:p text:style-name="P15"><text:span text:style-name="T1"><draw:frame draw:style-name="fr1" draw:name="Объект10" text:anchor-type="as-char" svg:y="-0.37cm" svg:width="3.722cm" svg:height="0.531cm" draw:z-index="8"><draw:object xlink:href="./Object 10" xlink:type="simple" xlink:show="embed" xlink:actuate="onLoad"/><draw:image xlink:href="./ObjectReplacements/Object 10" xlink:type="simple" xlink:show="embed" xlink:actuate="onLoad"/></draw:frame></text:span> тогда и только тогда, когда </text:p>
        </text:list-item>
      </text:list>
      <text:p text:style-name="Выключная_20_формула"><draw:frame draw:style-name="fr2" draw:name="Объект11" text:anchor-type="as-char" svg:width="8.497cm" svg:height="0.529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Продолжение_20_базового">Первое является частичным порядком, а второе — полным и позволяет задать операцию инкремента:</text:p>
      <text:p text:style-name="Выключная_20_формула"><draw:frame draw:style-name="fr2" draw:name="Объект12" text:anchor-type="as-char" svg:width="8.243cm" svg:height="1.252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Продолжение_20_базового">Естественным образом определяются «нестрогие неравенства» <draw:frame draw:style-name="fr1" draw:name="Объект14" text:anchor-type="as-char" svg:y="-0.4cm" svg:width="1.332cm" svg:height="0.529cm" draw:z-index="11"><draw:object xlink:href="./Object 14" xlink:type="simple" xlink:show="embed" xlink:actuate="onLoad"/><draw:image xlink:href="./ObjectReplacements/Object 14" xlink:type="simple" xlink:show="embed" xlink:actuate="onLoad"/></draw:frame>. Введём теперь множество: <draw:frame draw:style-name="fr1" draw:name="Объект13" text:anchor-type="as-char" svg:y="-0.45cm" svg:width="7.415cm" svg:height="0.591cm" draw:z-index="12"><draw:object xlink:href="./Object 13" xlink:type="simple" xlink:show="embed" xlink:actuate="onLoad"/><draw:image xlink:href="./ObjectReplacements/Object 13" xlink:type="simple" xlink:show="embed" xlink:actuate="onLoad"/></draw:frame>.</text:p>
      <text:p text:style-name="Standard">Далее будем рассматривать конечную двумерную последовательность <text:span text:style-name="T2">u</text:span> длины <draw:frame draw:style-name="fr1" draw:name="Объект15" text:anchor-type="as-char" svg:y="-0.4cm" svg:width="1.282cm" svg:height="0.529cm" draw:z-index="13"><draw:object xlink:href="./Object 15" xlink:type="simple" xlink:show="embed" xlink:actuate="onLoad"/><draw:image xlink:href="./ObjectReplacements/Object 15" xlink:type="simple" xlink:show="embed" xlink:actuate="onLoad"/></draw:frame> над полем <draw:frame draw:style-name="fr1" draw:name="Объект16" text:anchor-type="as-char" svg:y="-0.36cm" svg:width="0.515cm" svg:height="0.467cm" draw:z-index="14"><draw:object xlink:href="./Object 16" xlink:type="simple" xlink:show="embed" xlink:actuate="onLoad"/><draw:image xlink:href="./ObjectReplacements/Object 16" xlink:type="simple" xlink:show="embed" xlink:actuate="onLoad"/></draw:frame>, которая понимается как отображение <draw:frame draw:style-name="fr1" draw:name="Объект2" text:anchor-type="as-char" svg:y="-0.45cm" svg:width="1.928cm" svg:height="0.591cm" draw:z-index="15"><draw:object xlink:href="./Object 2" xlink:type="simple" xlink:show="embed" xlink:actuate="onLoad"/><draw:image xlink:href="./ObjectReplacements/Object 2" xlink:type="simple" xlink:show="embed" xlink:actuate="onLoad"/></draw:frame>. Полиномом от двух переменных <draw:frame draw:style-name="fr1" draw:name="Объект17" text:anchor-type="as-char" svg:y="-0.4cm" svg:width="1.951cm" svg:height="0.529cm" draw:z-index="16"><draw:object xlink:href="./Object 17" xlink:type="simple" xlink:show="embed" xlink:actuate="onLoad"/><draw:image xlink:href="./ObjectReplacements/Object 17" xlink:type="simple" xlink:show="embed" xlink:actuate="onLoad"/></draw:frame> называется выражение <draw:frame draw:style-name="fr1" draw:name="Объект18" text:anchor-type="as-char" svg:y="-0.43cm" svg:width="3.291cm" svg:height="0.9cm" draw:z-index="17"><draw:object xlink:href="./Object 18" xlink:type="simple" xlink:show="embed" xlink:actuate="onLoad"/><draw:image xlink:href="./ObjectReplacements/Object 18" xlink:type="simple" xlink:show="embed" xlink:actuate="onLoad"/></draw:frame>, где <draw:frame draw:style-name="fr1" draw:name="Объект19" text:anchor-type="as-char" svg:y="-0.4cm" svg:width="3.685cm" svg:height="0.529cm" draw:z-index="18"><draw:object xlink:href="./Object 19" xlink:type="simple" xlink:show="embed" xlink:actuate="onLoad"/><draw:image xlink:href="./ObjectReplacements/Object 19" xlink:type="simple" xlink:show="embed" xlink:actuate="onLoad"/></draw:frame> (<draw:frame draw:style-name="fr1" draw:name="Объект89" text:anchor-type="as-char" svg:y="-0.349cm" svg:width="1.579cm" svg:height="0.529cm" draw:z-index="19"><draw:object xlink:href="./Object 89" xlink:type="simple" xlink:show="embed" xlink:actuate="onLoad"/><draw:image xlink:href="./ObjectReplacements/Object 89" xlink:type="simple" xlink:show="embed" xlink:actuate="onLoad"/></draw:frame>), <draw:frame draw:style-name="fr1" draw:name="Объект20" text:anchor-type="as-char" svg:y="-0.45cm" svg:width="2.536cm" svg:height="0.596cm" draw:z-index="20"><draw:object xlink:href="./Object 20" xlink:type="simple" xlink:show="embed" xlink:actuate="onLoad"/><draw:image xlink:href="./ObjectReplacements/Object 20" xlink:type="simple" xlink:show="embed" xlink:actuate="onLoad"/></draw:frame>. Полный порядок на <draw:frame draw:style-name="fr1" draw:name="Объект22" text:anchor-type="as-char" svg:y="-0.4cm" svg:width="0.66cm" svg:height="0.529cm" draw:z-index="21"><draw:object xlink:href="./Object 22" xlink:type="simple" xlink:show="embed" xlink:actuate="onLoad"/><draw:image xlink:href="./ObjectReplacements/Object 22" xlink:type="simple" xlink:show="embed" xlink:actuate="onLoad"/></draw:frame> позволяет ввести понятие (старшей) степени полинома <text:span text:style-name="T2">f</text:span>, которую будем обозначать <draw:frame draw:style-name="fr1" draw:name="Объект40" text:anchor-type="as-char" svg:y="-0.4cm" svg:width="1.415cm" svg:height="0.487cm" draw:z-index="22"><draw:object xlink:href="./Object 40" xlink:type="simple" xlink:show="embed" xlink:actuate="onLoad"/><draw:image xlink:href="./ObjectReplacements/Object 40" xlink:type="simple" xlink:show="embed" xlink:actuate="onLoad"/></draw:frame>. Определим следующую операцию: <draw:frame draw:style-name="fr1" draw:name="Объект21" text:anchor-type="as-char" svg:y="-0.469cm" svg:width="4.076cm" svg:height="0.896cm" draw:z-index="23"><draw:object xlink:href="./Object 21" xlink:type="simple" xlink:show="embed" xlink:actuate="onLoad"/><draw:image xlink:href="./ObjectReplacements/Object 21" xlink:type="simple" xlink:show="embed" xlink:actuate="onLoad"/></draw:frame>, где<text:span text:style-name="T5"> </text:span><text:span text:style-name="T5"><draw:frame draw:style-name="fr1" draw:name="Объект23" text:anchor-type="as-char" svg:y="-0.45cm" svg:width="1.261cm" svg:height="0.589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5">, </text:span><text:span text:style-name="T2">s</text:span><text:span text:style-name="T5"> </text:span><text:span text:style-name="T2">— </text:span><text:span text:style-name="T5">степень полинома </text:span><text:span text:style-name="T2">f</text:span><text:span text:style-name="T5">. Будем писать </text:span><text:span text:style-name="T5"><draw:frame draw:style-name="fr1" draw:name="Объект24" text:anchor-type="as-char" svg:y="-0.4cm" svg:width="2.979cm" svg:height="0.487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5"> тогда и только тогда, когда </text:span><text:span text:style-name="T5"><draw:frame draw:style-name="fr1" draw:name="Объект25" text:anchor-type="as-char" svg:y="-0.4cm" svg:width="3.692cm" svg:height="0.591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5"> либо </text:span><text:span text:style-name="T5"><draw:frame draw:style-name="fr1" draw:name="Объект26" text:anchor-type="as-char" svg:y="-0.4cm" svg:width="1.235cm" svg:height="0.529cm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5">. Последнее понятие, необходимое для корректного определения задачи, решаемой алгоритмом, понятие </text:span><text:span text:style-name="T5"><draw:frame draw:style-name="fr1" draw:name="Объект27" text:anchor-type="as-char" svg:y="-0.379cm" svg:width="0.527cm" svg:height="0.467cm" draw:z-index="28"><draw:object xlink:href="./Object 27" xlink:type="simple" xlink:show="embed" xlink:actuate="onLoad"/><draw:image xlink:href="./ObjectReplacements/Object 27" xlink:type="simple" xlink:show="embed" xlink:actuate="onLoad"/></draw:frame></text:span><text:span text:style-name="T5">‑множества. Будем говорить, что <text:s/>упорядоченный набор </text:span><text:span text:style-name="T5"><draw:frame draw:style-name="fr1" draw:name="Объект29" text:anchor-type="as-char" svg:y="-0.45cm" svg:width="1.378cm" svg:height="0.589cm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5"> точек из </text:span><text:span text:style-name="T5"><draw:frame draw:style-name="fr1" draw:name="Объект28" text:anchor-type="as-char" svg:y="-0.4cm" svg:width="0.66cm" svg:height="0.529cm" draw:z-index="30"><draw:object xlink:href="./Object 28" xlink:type="simple" xlink:show="embed" xlink:actuate="onLoad"/><draw:image xlink:href="./ObjectReplacements/Object 28" xlink:type="simple" xlink:show="embed" xlink:actuate="onLoad"/></draw:frame></text:span><text:span text:style-name="T5"> «определяет </text:span><text:span text:style-name="T5"><draw:frame draw:style-name="fr1" draw:name="Объект30" text:anchor-type="as-char" svg:y="-0.379cm" svg:width="0.527cm" svg:height="0.467cm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5">‑множество», если:</text:span></text:p>
      <text:p text:style-name="P4"><draw:frame draw:style-name="fr3" draw:name="Объект31" text:anchor-type="as-char" svg:width="7.525cm" svg:height="0.589cm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3"><text:span text:style-name="T5">Пусть ещё </text:span><text:span text:style-name="T5"><draw:frame draw:style-name="fr1" draw:name="Объект32" text:anchor-type="as-char" svg:y="-0.4cm" svg:width="5.295cm" svg:height="0.531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5">. Наконец, </text:span><text:span text:style-name="T5"><draw:frame draw:style-name="fr1" draw:name="Объект33" text:anchor-type="as-char" svg:y="-0.4cm" svg:width="5.209cm" svg:height="0.566cm" draw:z-index="35"><draw:object xlink:href="./Object 33" xlink:type="simple" xlink:show="embed" xlink:actuate="onLoad"/><draw:image xlink:href="./ObjectReplacements/Object 33" xlink:type="simple" xlink:show="embed" xlink:actuate="onLoad"/></draw:frame></text:span><text:span text:style-name="T5"> — </text:span><text:span text:style-name="T5"><draw:frame draw:style-name="fr1" draw:name="Объект34" text:anchor-type="as-char" svg:y="-0.379cm" svg:width="0.527cm" svg:height="0.467cm" draw:z-index="36"><draw:object xlink:href="./Object 34" xlink:type="simple" xlink:show="embed" xlink:actuate="onLoad"/><draw:image xlink:href="./ObjectReplacements/Object 34" xlink:type="simple" xlink:show="embed" xlink:actuate="onLoad"/></draw:frame></text:span><text:span text:style-name="T2">‑множество, определяемое </text:span><text:span text:style-name="T5"><draw:frame draw:style-name="fr1" draw:name="Объект35" text:anchor-type="as-char" svg:y="-0.45cm" svg:width="1.378cm" svg:height="0.589cm" draw:z-index="37"><draw:object xlink:href="./Object 35" xlink:type="simple" xlink:show="embed" xlink:actuate="onLoad"/><draw:image xlink:href="./ObjectReplacements/Object 35" xlink:type="simple" xlink:show="embed" xlink:actuate="onLoad"/></draw:frame></text:span><text:span text:style-name="T5">. Если степени полиномов из некоторого конечного набора </text:span><text:span text:style-name="T2">F </text:span><text:span text:style-name="T5">определяют </text:span><text:span text:style-name="T5"><draw:frame draw:style-name="fr1" draw:name="Объект37" text:anchor-type="as-char" svg:y="-0.379cm" svg:width="0.527cm" svg:height="0.467cm" draw:z-index="39"><draw:object xlink:href="./Object 37" xlink:type="simple" xlink:show="embed" xlink:actuate="onLoad"/><draw:image xlink:href="./ObjectReplacements/Object 37" xlink:type="simple" xlink:show="embed" xlink:actuate="onLoad"/></draw:frame></text:span><text:span text:style-name="T5">‑множество, то последнее мы будем обозначать </text:span><text:span text:style-name="T5"><draw:frame draw:style-name="fr1" draw:name="Объект38" text:anchor-type="as-char" svg:y="-0.379cm" svg:width="1.203cm" svg:height="0.487cm" draw:z-index="42"><draw:object xlink:href="./Object 38" xlink:type="simple" xlink:show="embed" xlink:actuate="onLoad"/><draw:image xlink:href="./ObjectReplacements/Object 38" xlink:type="simple" xlink:show="embed" xlink:actuate="onLoad"/></draw:frame></text:span><text:span text:style-name="T5">.</text:span></text:p>
      <text:p text:style-name="Standard"><text:soft-page-break/><text:span text:style-name="Понятие">Минимальное множество</text:span> полиномов <draw:frame draw:style-name="fr1" draw:name="Объект3" text:anchor-type="as-char" svg:y="-0.45cm" svg:width="3.044cm" svg:height="0.552cm" draw:z-index="6"><draw:object xlink:href="./Object 3" xlink:type="simple" xlink:show="embed" xlink:actuate="onLoad"/><draw:image xlink:href="./ObjectReplacements/Object 3" xlink:type="simple" xlink:show="embed" xlink:actuate="onLoad"/></draw:frame> для <text:s/>последовательности <text:span text:style-name="T2">u </text:span><text:span text:style-name="T5">длины </text:span><text:span text:style-name="T2">p</text:span>:</text:p>
      <text:list text:style-name="L2">
        <text:list-item>
          <text:p><draw:frame draw:style-name="fr2" draw:name="Объект4" text:anchor-type="as-char" svg:width="3.027cm" svg:height="0.487cm" draw:z-index="0"><draw:object xlink:href="./Object 4" xlink:type="simple" xlink:show="embed" xlink:actuate="onLoad"/><draw:image xlink:href="./ObjectReplacements/Object 4" xlink:type="simple" xlink:show="embed" xlink:actuate="onLoad"/></draw:frame>;</text:p>
        </text:list-item>
        <text:list-item>
          <text:p>степени элементов <text:span text:style-name="T2">F</text:span><text:span text:style-name="T5"> определяют </text:span><text:span text:style-name="T5"><draw:frame draw:style-name="fr1" draw:name="Объект36" text:anchor-type="as-char" svg:y="-0.379cm" svg:width="0.527cm" svg:height="0.467cm" draw:z-index="52"><draw:object xlink:href="./Object 36" xlink:type="simple" xlink:show="embed" xlink:actuate="onLoad"/><draw:image xlink:href="./ObjectReplacements/Object 36" xlink:type="simple" xlink:show="embed" xlink:actuate="onLoad"/></draw:frame></text:span><text:span text:style-name="T5">‑множество;</text:span></text:p>
        </text:list-item>
        <text:list-item>
          <text:p text:style-name="P9"><draw:frame draw:style-name="fr1" draw:name="Объект39" text:anchor-type="as-char" svg:y="-0.349cm" svg:width="7.008cm" svg:height="0.487cm" draw:z-index="34"><draw:object xlink:href="./Object 39" xlink:type="simple" xlink:show="embed" xlink:actuate="onLoad"/><draw:image xlink:href="./ObjectReplacements/Object 39" xlink:type="simple" xlink:show="embed" xlink:actuate="onLoad"/></draw:frame>.</text:p>
        </text:list-item>
      </text:list>
      <text:p text:style-name="P7">Алгоритм <text:span text:style-name="T10">строит минимальное множество полиномов для данной последовательности</text:span> <text:span text:style-name="T3">u </text:span><text:span text:style-name="T6">длины </text:span><text:span text:style-name="T3">p. </text:span><text:span text:style-name="T10">Перед тем как описать шаги алгоритма, нужно дать определение тех специфических операций и объектов, с которыми он работает. Алгоритм имеет итеративный характер, на каждом шаге </text:span><text:span text:style-name="T10"><draw:frame draw:style-name="fr3" draw:name="Объект41" text:anchor-type="as-char" svg:width="1.224cm" svg:height="0.529cm" draw:z-index="38"><draw:object xlink:href="./Object 41" xlink:type="simple" xlink:show="embed" xlink:actuate="onLoad"/><draw:image xlink:href="./ObjectReplacements/Object 41" xlink:type="simple" xlink:show="embed" xlink:actuate="onLoad"/></draw:frame></text:span><text:span text:style-name="T10"> имеются: </text:span><text:span text:style-name="T10"><draw:frame draw:style-name="fr1" draw:name="Объект42" text:anchor-type="as-char" svg:y="-0.4cm" svg:width="2.753cm" svg:height="0.589cm" draw:z-index="40"><draw:object xlink:href="./Object 42" xlink:type="simple" xlink:show="embed" xlink:actuate="onLoad"/><draw:image xlink:href="./ObjectReplacements/Object 42" xlink:type="simple" xlink:show="embed" xlink:actuate="onLoad"/></draw:frame></text:span><text:span text:style-name="T6"> — минимальное множество для «первых </text:span><text:span text:style-name="T3">n</text:span><text:span text:style-name="T6">»</text:span><text:span text:style-name="T3"> </text:span><text:span text:style-name="T6">элементов последовательности, </text:span><text:span text:style-name="T6"><draw:frame draw:style-name="fr3" draw:name="Объект45" text:anchor-type="as-char" svg:width="3.806cm" svg:height="0.589cm" draw:z-index="53"><draw:object xlink:href="./Object 45" xlink:type="simple" xlink:show="embed" xlink:actuate="onLoad"/><draw:image xlink:href="./ObjectReplacements/Object 45" xlink:type="simple" xlink:show="embed" xlink:actuate="onLoad"/></draw:frame></text:span><text:span text:style-name="T6">, вместо </text:span><text:span text:style-name="T6"><draw:frame draw:style-name="fr1" draw:name="Объект51" text:anchor-type="as-char" svg:y="-0.379cm" svg:width="1.203cm" svg:height="0.487cm" draw:z-index="54"><draw:object xlink:href="./Object 51" xlink:type="simple" xlink:show="embed" xlink:actuate="onLoad"/><draw:image xlink:href="./ObjectReplacements/Object 51" xlink:type="simple" xlink:show="embed" xlink:actuate="onLoad"/></draw:frame></text:span><text:span text:style-name="T6"> будем писать просто </text:span><text:span text:style-name="T6"><draw:frame draw:style-name="fr1" draw:name="Объект52" text:anchor-type="as-char" svg:y="-0.379cm" svg:width="0.527cm" svg:height="0.467cm" draw:z-index="75"><draw:object xlink:href="./Object 52" xlink:type="simple" xlink:show="embed" xlink:actuate="onLoad"/><draw:image xlink:href="./ObjectReplacements/Object 52" xlink:type="simple" xlink:show="embed" xlink:actuate="onLoad"/></draw:frame></text:span><text:span text:style-name="T6">; </text:span><text:span text:style-name="T6"><draw:frame draw:style-name="fr3" draw:name="Объект43" text:anchor-type="as-char" svg:width="2.715cm" svg:height="0.589cm" draw:z-index="41"><draw:object xlink:href="./Object 43" xlink:type="simple" xlink:show="embed" xlink:actuate="onLoad"/><draw:image xlink:href="./ObjectReplacements/Object 43" xlink:type="simple" xlink:show="embed" xlink:actuate="onLoad"/></draw:frame></text:span><text:span text:style-name="T3"> </text:span><text:span text:style-name="T6">— «вспомогательное множество» полиномов и связанные с ним множества </text:span><text:span text:style-name="T6"><draw:frame draw:style-name="fr3" draw:name="Объект46" text:anchor-type="as-char" svg:width="3.755cm" svg:height="0.591cm" draw:z-index="43"><draw:object xlink:href="./Object 46" xlink:type="simple" xlink:show="embed" xlink:actuate="onLoad"/><draw:image xlink:href="./ObjectReplacements/Object 46" xlink:type="simple" xlink:show="embed" xlink:actuate="onLoad"/></draw:frame></text:span><text:span text:style-name="T6">, </text:span><text:span text:style-name="T6"><draw:frame draw:style-name="fr3" draw:name="Объект47" text:anchor-type="as-char" svg:width="2.443cm" svg:height="0.589cm" draw:z-index="44"><draw:object xlink:href="./Object 47" xlink:type="simple" xlink:show="embed" xlink:actuate="onLoad"/><draw:image xlink:href="./ObjectReplacements/Object 47" xlink:type="simple" xlink:show="embed" xlink:actuate="onLoad"/></draw:frame></text:span><text:span text:style-name="T6">, </text:span><text:span text:style-name="T6"><draw:frame draw:style-name="fr3" draw:name="Объект48" text:anchor-type="as-char" svg:width="2.482cm" svg:height="0.589cm" draw:z-index="45"><draw:object xlink:href="./Object 48" xlink:type="simple" xlink:show="embed" xlink:actuate="onLoad"/><draw:image xlink:href="./ObjectReplacements/Object 48" xlink:type="simple" xlink:show="embed" xlink:actuate="onLoad"/></draw:frame></text:span><text:span text:style-name="T6">. Определим операции, которые используют перечисленные параметры алгоритма и, таким образом, зависят от текущего шага:</text:span></text:p>
      <text:list text:style-name="L3">
        <text:list-item>
          <text:p text:style-name="P10"><text:span text:style-name="T6"><draw:frame draw:style-name="fr1" draw:name="Объект44" text:anchor-type="as-char" svg:y="-0.7cm" svg:width="11.559cm" svg:height="1.247cm" draw:z-index="46"><draw:object xlink:href="./Object 44" xlink:type="simple" xlink:show="embed" xlink:actuate="onLoad"/><draw:image xlink:href="./ObjectReplacements/Object 44" xlink:type="simple" xlink:show="embed" xlink:actuate="onLoad"/></draw:frame></text:span><text:span text:style-name="T6">,<text:line-break/>где </text:span><text:span text:style-name="T6"><draw:frame draw:style-name="fr1" draw:name="Объект49" text:anchor-type="as-char" svg:y="-0.4cm" svg:width="2.088cm" svg:height="0.591cm" draw:z-index="47"><draw:object xlink:href="./Object 49" xlink:type="simple" xlink:show="embed" xlink:actuate="onLoad"/><draw:image xlink:href="./ObjectReplacements/Object 49" xlink:type="simple" xlink:show="embed" xlink:actuate="onLoad"/></draw:frame></text:span><text:span text:style-name="T6">, </text:span><text:span text:style-name="T6"><draw:frame draw:style-name="fr1" draw:name="Объект50" text:anchor-type="as-char" svg:y="-0.4cm" svg:width="6.357cm" svg:height="0.591cm" draw:z-index="48"><draw:object xlink:href="./Object 50" xlink:type="simple" xlink:show="embed" xlink:actuate="onLoad"/><draw:image xlink:href="./ObjectReplacements/Object 50" xlink:type="simple" xlink:show="embed" xlink:actuate="onLoad"/></draw:frame></text:span><text:span text:style-name="T6">;</text:span></text:p>
        </text:list-item>
        <text:list-item>
          <text:p text:style-name="P10"><text:span text:style-name="T6"><draw:frame draw:style-name="fr1" draw:name="Объект53" text:anchor-type="as-char" svg:y="-0.499cm" svg:width="7.084cm" svg:height="0.633cm" draw:z-index="55"><draw:object xlink:href="./Object 53" xlink:type="simple" xlink:show="embed" xlink:actuate="onLoad"/><draw:image xlink:href="./ObjectReplacements/Object 53" xlink:type="simple" xlink:show="embed" xlink:actuate="onLoad"/></draw:frame></text:span><text:span text:style-name="T6">;</text:span></text:p>
        </text:list-item>
        <text:list-item>
          <text:p text:style-name="P10"><text:span text:style-name="T6"><draw:frame draw:style-name="fr1" draw:name="Объект54" text:anchor-type="as-char" svg:y="-0.7cm" svg:width="10.068cm" svg:height="1.191cm" draw:z-index="56"><draw:object xlink:href="./Object 54" xlink:type="simple" xlink:show="embed" xlink:actuate="onLoad"/><draw:image xlink:href="./ObjectReplacements/Object 54" xlink:type="simple" xlink:show="embed" xlink:actuate="onLoad"/></draw:frame></text:span><text:span text:style-name="T6">.</text:span></text:p>
        </text:list-item>
      </text:list>
      <text:p text:style-name="P7"><text:span text:style-name="T5">Вход</text:span><text:span text:style-name="T6">: двумерная последовательность </text:span><text:span text:style-name="T3">u</text:span><text:span text:style-name="T6"> длины </text:span><text:span text:style-name="T6"><draw:frame draw:style-name="fr1" draw:name="Объект55" text:anchor-type="as-char" svg:y="-0.4cm" svg:width="1.282cm" svg:height="0.529cm" draw:z-index="57"><draw:object xlink:href="./Object 55" xlink:type="simple" xlink:show="embed" xlink:actuate="onLoad"/><draw:image xlink:href="./ObjectReplacements/Object 55" xlink:type="simple" xlink:show="embed" xlink:actuate="onLoad"/></draw:frame></text:span><text:span text:style-name="T6"> над полем </text:span><text:span text:style-name="T3">K</text:span><text:span text:style-name="T6">.</text:span></text:p>
      <text:p text:style-name="P7"><text:span text:style-name="T8">Выход</text:span><text:span text:style-name="T6">: минимальное множество </text:span><text:span text:style-name="T3">F </text:span><text:span text:style-name="T6">для </text:span><text:span text:style-name="T3">u</text:span><text:span text:style-name="T6">.</text:span></text:p>
      <text:p text:style-name="P7"><text:span text:style-name="T6">Шаг 0. Положить </text:span><text:span text:style-name="T6"><draw:frame draw:style-name="fr3" draw:name="Объект57" text:anchor-type="as-char" svg:width="7.392cm" svg:height="0.492cm" draw:z-index="58"><draw:object xlink:href="./Object 57" xlink:type="simple" xlink:show="embed" xlink:actuate="onLoad"/><draw:image xlink:href="./ObjectReplacements/Object 57" xlink:type="simple" xlink:show="embed" xlink:actuate="onLoad"/></draw:frame></text:span><text:span text:style-name="T6">.</text:span></text:p>
      <text:p text:style-name="P7"><text:span text:style-name="T6">Шаг 1. </text:span><text:span text:style-name="T6"><draw:frame draw:style-name="fr3" draw:name="Объект58" text:anchor-type="as-char" svg:width="11.85cm" svg:height="0.591cm" draw:z-index="59"><draw:object xlink:href="./Object 58" xlink:type="simple" xlink:show="embed" xlink:actuate="onLoad"/><draw:image xlink:href="./ObjectReplacements/Object 58" xlink:type="simple" xlink:show="embed" xlink:actuate="onLoad"/></draw:frame></text:span><text:span text:style-name="T6">.</text:span></text:p>
      <text:p text:style-name="P7"><text:span text:style-name="T6">Шаг 2. Положить </text:span><text:span text:style-name="T6"><draw:frame draw:style-name="fr1" draw:name="Объект59" text:anchor-type="as-char" svg:y="-0.4cm" svg:width="3.286cm" svg:height="0.591cm" draw:z-index="60"><draw:object xlink:href="./Object 59" xlink:type="simple" xlink:show="embed" xlink:actuate="onLoad"/><draw:image xlink:href="./ObjectReplacements/Object 59" xlink:type="simple" xlink:show="embed" xlink:actuate="onLoad"/></draw:frame></text:span><text:span text:style-name="T6">. </text:span><text:span text:style-name="T6"><draw:frame draw:style-name="fr3" draw:name="Объект60" text:anchor-type="as-char" svg:width="6.068cm" svg:height="0.591cm" draw:z-index="61"><draw:object xlink:href="./Object 60" xlink:type="simple" xlink:show="embed" xlink:actuate="onLoad"/><draw:image xlink:href="./ObjectReplacements/Object 60" xlink:type="simple" xlink:show="embed" xlink:actuate="onLoad"/></draw:frame></text:span><text:span text:style-name="T6">.</text:span></text:p>
      <text:p text:style-name="Standard"><text:span text:style-name="T7"><draw:frame draw:style-name="fr3" draw:name="Объект61" text:anchor-type="as-char" svg:width="13.898cm" svg:height="0.591cm" draw:z-index="62"><draw:object xlink:href="./Object 61" xlink:type="simple" xlink:show="embed" xlink:actuate="onLoad"/><draw:image xlink:href="./ObjectReplacements/Object 61" xlink:type="simple" xlink:show="embed" xlink:actuate="onLoad"/></draw:frame></text:span><text:span text:style-name="T7">.</text:span></text:p>
      <text:p text:style-name="Standard"><text:span text:style-name="T7">Шаг 3. Определим </text:span><text:span text:style-name="T7"><draw:frame draw:style-name="fr1" draw:name="Объект62" text:anchor-type="as-char" svg:y="-0.4cm" svg:width="0.944cm" svg:height="0.531cm" draw:z-index="63"><draw:object xlink:href="./Object 62" xlink:type="simple" xlink:show="embed" xlink:actuate="onLoad"/><draw:image xlink:href="./ObjectReplacements/Object 62" xlink:type="simple" xlink:show="embed" xlink:actuate="onLoad"/></draw:frame></text:span><text:span text:style-name="T7">, включая в него последовательно точки каждого из следующих четырёх типов при выполнении условий:</text:span></text:p>
      <text:list text:style-name="L4">
        <text:list-item>
          <text:p text:style-name="P11"><text:span text:style-name="T7"><draw:frame draw:style-name="fr3" draw:name="Объект63" text:anchor-type="as-char" svg:width="1.633cm" svg:height="0.589cm" draw:z-index="64"><draw:object xlink:href="./Object 63" xlink:type="simple" xlink:show="embed" xlink:actuate="onLoad"/><draw:image xlink:href="./ObjectReplacements/Object 63" xlink:type="simple" xlink:show="embed" xlink:actuate="onLoad"/></draw:frame></text:span><text:span text:style-name="T7">, если </text:span><text:span text:style-name="T7"><draw:frame draw:style-name="fr3" draw:name="Объект64" text:anchor-type="as-char" svg:width="3.66cm" svg:height="0.591cm" draw:z-index="65"><draw:object xlink:href="./Object 64" xlink:type="simple" xlink:show="embed" xlink:actuate="onLoad"/><draw:image xlink:href="./ObjectReplacements/Object 64" xlink:type="simple" xlink:show="embed" xlink:actuate="onLoad"/></draw:frame></text:span><text:span text:style-name="T7">;</text:span></text:p>
        </text:list-item>
        <text:list-item>
          <text:p text:style-name="P11"><text:span text:style-name="T7"><draw:frame draw:style-name="fr3" draw:name="Объект65" text:anchor-type="as-char" svg:width="4.47cm" svg:height="0.591cm" draw:z-index="66"><draw:object xlink:href="./Object 65" xlink:type="simple" xlink:show="embed" xlink:actuate="onLoad"/><draw:image xlink:href="./ObjectReplacements/Object 65" xlink:type="simple" xlink:show="embed" xlink:actuate="onLoad"/></draw:frame></text:span><text:span text:style-name="T7">, если </text:span><text:span text:style-name="T7"><draw:frame draw:style-name="fr3" draw:name="Объект66" text:anchor-type="as-char" svg:width="5.495cm" svg:height="0.589cm" draw:z-index="67"><draw:object xlink:href="./Object 66" xlink:type="simple" xlink:show="embed" xlink:actuate="onLoad"/><draw:image xlink:href="./ObjectReplacements/Object 66" xlink:type="simple" xlink:show="embed" xlink:actuate="onLoad"/></draw:frame></text:span><text:span text:style-name="T7">;</text:span></text:p>
        </text:list-item>
        <text:list-item>
          <text:p text:style-name="P11"><text:span text:style-name="T7"><text:s/></text:span><text:span text:style-name="T7"><draw:frame draw:style-name="fr3" draw:name="Объект67" text:anchor-type="as-char" svg:width="2.902cm" svg:height="0.591cm" draw:z-index="68"><draw:object xlink:href="./Object 67" xlink:type="simple" xlink:show="embed" xlink:actuate="onLoad"/><draw:image xlink:href="./ObjectReplacements/Object 67" xlink:type="simple" xlink:show="embed" xlink:actuate="onLoad"/></draw:frame></text:span><text:span text:style-name="T7">, если</text:span></text:p>
        </text:list-item>
      </text:list>
      <text:p text:style-name="Выключная_20_формула"><text:span text:style-name="T7"><text:s/></text:span><text:span text:style-name="T7"><draw:frame draw:style-name="fr3" draw:name="Объект68" text:anchor-type="as-char" svg:width="10.1cm" svg:height="0.591cm" draw:z-index="69"><draw:object xlink:href="./Object 68" xlink:type="simple" xlink:show="embed" xlink:actuate="onLoad"/><draw:image xlink:href="./ObjectReplacements/Object 68" xlink:type="simple" xlink:show="embed" xlink:actuate="onLoad"/></draw:frame></text:span><text:span text:style-name="T7">;</text:span></text:p>
      <text:list text:style-name="L4" text:continue-numbering="true">
        <text:list-item>
          <text:p text:style-name="P11"><text:span text:style-name="T7"><text:s/></text:span><text:span text:style-name="T7"><draw:frame draw:style-name="fr3" draw:name="Объект69" text:anchor-type="as-char" svg:width="2.977cm" svg:height="0.591cm" draw:z-index="71"><draw:object xlink:href="./Object 69" xlink:type="simple" xlink:show="embed" xlink:actuate="onLoad"/><draw:image xlink:href="./ObjectReplacements/Object 69" xlink:type="simple" xlink:show="embed" xlink:actuate="onLoad"/></draw:frame></text:span><text:span text:style-name="T7">, если</text:span></text:p>
        </text:list-item>
      </text:list>
      <text:p text:style-name="Выключная_20_формула"><text:span text:style-name="T7"><text:s/></text:span><text:span text:style-name="T7"><draw:frame draw:style-name="fr3" draw:name="Объект70" text:anchor-type="as-char" svg:width="10.121cm" svg:height="0.591cm" draw:z-index="73"><draw:object xlink:href="./Object 70" xlink:type="simple" xlink:show="embed" xlink:actuate="onLoad"/><draw:image xlink:href="./ObjectReplacements/Object 70" xlink:type="simple" xlink:show="embed" xlink:actuate="onLoad"/></draw:frame></text:span><text:span text:style-name="T7">.</text:span></text:p>
      <text:p text:style-name="Standard"><text:span text:style-name="T7">Шаг 4. Построить новое </text:span><text:span text:style-name="T4">F</text:span><text:span text:style-name="T7">, добавляя в него новый элемент для каждой точки </text:span><text:span text:style-name="T7"><draw:frame draw:style-name="fr1" draw:name="Объект72" text:anchor-type="as-char" svg:y="-0.4cm" svg:width="0.944cm" svg:height="0.531cm" draw:z-index="74"><draw:object xlink:href="./Object 72" xlink:type="simple" xlink:show="embed" xlink:actuate="onLoad"/><draw:image xlink:href="./ObjectReplacements/Object 72" xlink:type="simple" xlink:show="embed" xlink:actuate="onLoad"/></draw:frame></text:span><text:span text:style-name="T7"> по определённому правилу для точек каждого типа:</text:span></text:p>
      <text:list text:style-name="L5">
        <text:list-item>
          <text:p text:style-name="P12"><text:span text:style-name="T7"><draw:frame draw:style-name="fr3" draw:name="Объект74" text:anchor-type="as-char" svg:width="1.633cm" svg:height="0.589cm" draw:z-index="77"><draw:object xlink:href="./Object 74" xlink:type="simple" xlink:show="embed" xlink:actuate="onLoad"/><draw:image xlink:href="./ObjectReplacements/Object 74" xlink:type="simple" xlink:show="embed" xlink:actuate="onLoad"/></draw:frame></text:span><text:span text:style-name="T7"> — </text:span><text:span text:style-name="T7"><draw:frame draw:style-name="fr1" draw:name="Объект73" text:anchor-type="as-char" svg:y="-0.349cm" svg:width="2.611cm" svg:height="0.485cm" draw:z-index="76"><draw:object xlink:href="./Object 73" xlink:type="simple" xlink:show="embed" xlink:actuate="onLoad"/><draw:image xlink:href="./ObjectReplacements/Object 73" xlink:type="simple" xlink:show="embed" xlink:actuate="onLoad"/></draw:frame></text:span><text:span text:style-name="T7">;</text:span></text:p>
        </text:list-item>
        <text:list-item>
          <text:p text:style-name="P12"><text:span text:style-name="T7"><draw:frame draw:style-name="fr3" draw:name="Объект75" text:anchor-type="as-char" svg:width="4.935cm" svg:height="0.591cm" draw:z-index="78"><draw:object xlink:href="./Object 75" xlink:type="simple" xlink:show="embed" xlink:actuate="onLoad"/><draw:image xlink:href="./ObjectReplacements/Object 75" xlink:type="simple" xlink:show="embed" xlink:actuate="onLoad"/></draw:frame></text:span><text:span text:style-name="T7"> — </text:span><text:span text:style-name="T7"><draw:frame draw:style-name="fr1" draw:name="Объект71" text:anchor-type="as-char" svg:y="-0.349cm" svg:width="1.764cm" svg:height="0.487cm" draw:z-index="79"><draw:object xlink:href="./Object 71" xlink:type="simple" xlink:show="embed" xlink:actuate="onLoad"/><draw:image xlink:href="./ObjectReplacements/Object 71" xlink:type="simple" xlink:show="embed" xlink:actuate="onLoad"/></draw:frame></text:span><text:span text:style-name="T7">, где </text:span><text:span text:style-name="T7"><draw:frame draw:style-name="fr3" draw:name="Объект76" text:anchor-type="as-char" svg:width="3.732cm" svg:height="0.589cm" draw:z-index="83"><draw:object xlink:href="./Object 76" xlink:type="simple" xlink:show="embed" xlink:actuate="onLoad"/><draw:image xlink:href="./ObjectReplacements/Object 76" xlink:type="simple" xlink:show="embed" xlink:actuate="onLoad"/></draw:frame></text:span><text:span text:style-name="T7">;</text:span></text:p>
        </text:list-item>
        <text:list-item>
          <text:p text:style-name="P12"><draw:frame draw:style-name="fr3" draw:name="Объект77" text:anchor-type="as-char" svg:width="2.902cm" svg:height="0.591cm" draw:z-index="84"><draw:object xlink:href="./Object 77" xlink:type="simple" xlink:show="embed" xlink:actuate="onLoad"/><draw:image xlink:href="./ObjectReplacements/Object 77" xlink:type="simple" xlink:show="embed" xlink:actuate="onLoad"/></draw:frame> — <draw:frame draw:style-name="fr1" draw:name="Объект78" text:anchor-type="as-char" svg:y="-0.7cm" svg:width="3.512cm" svg:height="1.199cm" draw:z-index="85"><draw:object xlink:href="./Object 78" xlink:type="simple" xlink:show="embed" xlink:actuate="onLoad"/><draw:image xlink:href="./ObjectReplacements/Object 78" xlink:type="simple" xlink:show="embed" xlink:actuate="onLoad"/></draw:frame>;</text:p>
        </text:list-item>
        <text:list-item>
          <text:p text:style-name="P12"><text:span text:style-name="T7"><draw:frame draw:style-name="fr3" draw:name="Объект79" text:anchor-type="as-char" svg:width="2.977cm" svg:height="0.591cm" draw:z-index="87"><draw:object xlink:href="./Object 79" xlink:type="simple" xlink:show="embed" xlink:actuate="onLoad"/><draw:image xlink:href="./ObjectReplacements/Object 79" xlink:type="simple" xlink:show="embed" xlink:actuate="onLoad"/></draw:frame></text:span><text:span text:style-name="T7"> — </text:span><text:span text:style-name="T7"><draw:frame draw:style-name="fr1" draw:name="Объект80" text:anchor-type="as-char" svg:y="-0.7cm" svg:width="4.083cm" svg:height="1.205cm" draw:z-index="88"><draw:object xlink:href="./Object 80" xlink:type="simple" xlink:show="embed" xlink:actuate="onLoad"/><draw:image xlink:href="./ObjectReplacements/Object 80" xlink:type="simple" xlink:show="embed" xlink:actuate="onLoad"/></draw:frame></text:span><text:span text:style-name="T7">.</text:span></text:p>
        </text:list-item>
      </text:list>
      <text:p text:style-name="Standard"><text:soft-page-break/><text:span text:style-name="T7">Шаг 5. Построить </text:span><text:span text:style-name="T4"><draw:frame draw:style-name="fr3" draw:name="Объект81" text:anchor-type="as-char" svg:width="0.945cm" svg:height="0.529cm" draw:z-index="49"><draw:object xlink:href="./Object 81" xlink:type="simple" xlink:show="embed" xlink:actuate="onLoad"/><draw:image xlink:href="./ObjectReplacements/Object 81" xlink:type="simple" xlink:show="embed" xlink:actuate="onLoad"/></draw:frame></text:span><text:span text:style-name="T7">, исходя из условий: </text:span><text:span text:style-name="T7"><draw:frame draw:style-name="fr3" draw:name="Объект82" text:anchor-type="as-char" svg:width="2.515cm" svg:height="0.529cm" draw:z-index="50"><draw:object xlink:href="./Object 82" xlink:type="simple" xlink:show="embed" xlink:actuate="onLoad"/><draw:image xlink:href="./ObjectReplacements/Object 82" xlink:type="simple" xlink:show="embed" xlink:actuate="onLoad"/></draw:frame></text:span><text:span text:style-name="T7"> и </text:span><text:span text:style-name="T7"><draw:frame draw:style-name="fr3" draw:name="Объект83" text:anchor-type="as-char" svg:width="2.604cm" svg:height="0.529cm" draw:z-index="51"><draw:object xlink:href="./Object 83" xlink:type="simple" xlink:show="embed" xlink:actuate="onLoad"/><draw:image xlink:href="./ObjectReplacements/Object 83" xlink:type="simple" xlink:show="embed" xlink:actuate="onLoad"/></draw:frame></text:span><text:span text:style-name="T7">. Пополнить </text:span><text:span text:style-name="T6"><draw:frame draw:style-name="fr3" draw:name="Объект56" text:anchor-type="as-char" svg:width="2.443cm" svg:height="0.589cm" draw:z-index="70"><draw:object xlink:href="./Object 56" xlink:type="simple" xlink:show="embed" xlink:actuate="onLoad"/><draw:image xlink:href="./ObjectReplacements/Object 56" xlink:type="simple" xlink:show="embed" xlink:actuate="onLoad"/></draw:frame></text:span><text:span text:style-name="T6"> и </text:span><text:span text:style-name="T6"><draw:frame draw:style-name="fr3" draw:name="Объект85" text:anchor-type="as-char" svg:width="2.482cm" svg:height="0.589cm" draw:z-index="72"><draw:object xlink:href="./Object 85" xlink:type="simple" xlink:show="embed" xlink:actuate="onLoad"/><draw:image xlink:href="./ObjectReplacements/Object 85" xlink:type="simple" xlink:show="embed" xlink:actuate="onLoad"/></draw:frame></text:span><text:span text:style-name="T6">:</text:span></text:p>
      <text:p text:style-name="P5"><draw:frame draw:style-name="fr3" draw:name="Объект86" text:anchor-type="as-char" svg:width="11.887cm" svg:height="0.589cm" draw:z-index="80"><draw:object xlink:href="./Object 86" xlink:type="simple" xlink:show="embed" xlink:actuate="onLoad"/><draw:image xlink:href="./ObjectReplacements/Object 86" xlink:type="simple" xlink:show="embed" xlink:actuate="onLoad"/></draw:frame></text:p>
      <text:p text:style-name="Продолжение_20_базового"><text:span text:style-name="T7">Заменить </text:span><text:span text:style-name="T4">G </text:span><text:span text:style-name="T7">на <text:s/></text:span><text:span text:style-name="T4"><draw:frame draw:style-name="fr3" draw:name="Объект88" text:anchor-type="as-char" svg:width="0.945cm" svg:height="0.529cm" draw:z-index="81"><draw:object xlink:href="./Object 88" xlink:type="simple" xlink:show="embed" xlink:actuate="onLoad"/><draw:image xlink:href="./ObjectReplacements/Object 88" xlink:type="simple" xlink:show="embed" xlink:actuate="onLoad"/></draw:frame></text:span><text:span text:style-name="T4">. </text:span><text:span text:style-name="T7">Обновить </text:span><text:span text:style-name="T4">T</text:span><text:span text:style-name="T7">, исходя из его определения. Перенумеровать элементы </text:span><text:span text:style-name="T4">G </text:span><text:span text:style-name="T7">и соответствующие им элементы </text:span><text:span text:style-name="T4">PG</text:span><text:span text:style-name="T7">, </text:span><text:span text:style-name="T4">DG</text:span><text:span text:style-name="T7"> и </text:span><text:span text:style-name="T4">T</text:span><text:span text:style-name="T7"> так, чтобы:</text:span></text:p>
      <text:p text:style-name="P6"><draw:frame draw:style-name="fr3" draw:name="Объект87" text:anchor-type="as-char" svg:width="7.803cm" svg:height="0.589cm" draw:z-index="82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text:span text:style-name="T7">Шаг 6. </text:span><text:span text:style-name="T7"><draw:frame draw:style-name="fr1" draw:name="Объект84" text:anchor-type="as-char" svg:y="-0.349cm" svg:width="7.728cm" svg:height="0.467cm" draw:z-index="86"><draw:object xlink:href="./Object 84" xlink:type="simple" xlink:show="embed" xlink:actuate="onLoad"/><draw:image xlink:href="./ObjectReplacements/Object 84" xlink:type="simple" xlink:show="embed" xlink:actuate="onLoad"/></draw:frame></text:span><text:span text:style-name="T7">.</text:span></text:p>
      <text:p text:style-name="P8"/>
      <text:p text:style-name="P2">Литература.</text:p>
      <text:list text:style-name="L6">
        <text:list-item>
          <text:p text:style-name="P13">S. Sakata, «Finding a minimal set of linear recurring relations capable of generating a given finite two–dimensional array,» J. Symb. Comp., vol. 5, pp. 321–337, 1988.</text:p>
        </text:list-item>
        <text:list-item>
          <text:p text:style-name="P14">Р. Блейхут, «Теория и практика кодов, контролирующих ошибки»: Пер. с англ. — М.: Мир, 1986.</text:p>
        </text:list-item>
        <text:list-item>
          <text:p text:style-name="P13">J. Justesen, K. J. Larsen, H. E. Jensen, and T. Hoholdt, «Fast decoding of codes from algebraic plane curves,» IEEE Trans. Inform. Theory, vol. 38. DD. 111-119. Jan. 1992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1.251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left="0cm" fo:margin-right="0cm" fo:margin-top="0cm" fo:margin-bottom="0.199cm" fo:text-align="center" style:justify-single-word="false" fo:text-indent="0cm" style:auto-text-indent="false" style:page-number="auto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paragraph-properties fo:margin-left="0cm" fo:margin-right="0cm" fo:margin-top="0cm" fo:margin-bottom="0.199cm" fo:text-align="center" style:justify-single-word="false" fo:text-indent="0cm" style:auto-text-indent="false"/>
      <style:text-properties style:font-name="Times New Roman1"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Standard" style:class="text" style:default-outline-level="3">
      <style:paragraph-properties fo:margin-left="0cm" fo:margin-right="0cm" fo:margin-top="0cm" fo:margin-bottom="0.199cm" fo:text-align="center" style:justify-single-word="false" fo:text-indent="0cm" style:auto-text-indent="false">
        <style:tab-stops/>
      </style:paragraph-properties>
      <style:text-properties style:font-name="Times New Roman2" fo:font-size="12pt" fo:font-weight="normal" style:font-size-asian="14pt" style:font-weight-asian="bold" style:font-size-complex="14pt" style:font-weight-complex="bold"/>
    </style:style>
    <style:style style:name="Литература" style:family="paragraph" style:parent-style-name="Standard" style:class="text">
      <style:text-properties fo:font-size="10pt" style:font-size-asian="10.5pt"/>
    </style:style>
    <style:style style:name="Продолжение_20_базового" style:display-name="Продолжение базового" style:family="paragraph" style:parent-style-name="Standard" style:next-style-name="Standard">
      <style:paragraph-properties fo:margin-left="0cm" fo:margin-right="0cm" fo:text-indent="0cm" style:auto-text-indent="false"/>
    </style:style>
    <style:style style:name="Выключная_20_формула" style:display-name="Выключная формула" style:family="paragraph" style:parent-style-name="Продолжение_20_базового" style:next-style-name="Продолжение_20_базового">
      <style:paragraph-properties fo:text-align="center" style:justify-single-word="false"/>
    </style:style>
    <style:style style:name="Главный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Numbering_20_Symbols" style:display-name="Numbering Symbols" style:family="text"/>
    <style:style style:name="Понятие" style:family="text">
      <style:text-properties fo:font-style="italic" style:font-size-asian="10.5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fo:font-size="14pt" style:font-size-asian="14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-0.4cm" fo:margin-left="0cm" fo:margin-right="0cm" style:wrap="parallel" style:number-wrapped-paragraphs="no-limit" style:wrap-contour="false" style:vertical-pos="from-top" fo:background-color="transparent" style:background-transparency="100%" style:shadow="none">
        <style:background-image/>
        <style:columns fo:column-count="1" fo:column-gap="0cm"/>
      </style:graphic-properties>
    </style:style>
    <style:style style:name="Безымянный1" style:family="graphic" style:parent-style-name="Formula"/>
    <style:style style:name="Выключная_20_формула" style:display-name="Выключная формула" style:family="graphic">
      <style:graphic-properties svg:width="7.782cm" svg:height="0.529cm" text:anchor-type="as-char" svg:y="-0.437cm" fo:margin-left="0cm" fo:margin-right="0cm" style:wrap="parallel" style:number-wrapped-paragraphs="no-limit" style:wrap-contour="false" style:vertical-pos="below" style:vertical-rel="text" fo:background-color="transparent" style:background-transparency="100%" style:shadow="none">
        <style:background-image/>
        <style:columns fo:column-count="1" fo:column-gap="0cm"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text:style-name="WW8Num2z0" style:num-suffix="." style:num-format="1">
        <style:list-level-properties text:min-label-width="2.521cm"/>
      </text:list-level-style-number>
      <text:list-level-style-number text:level="2" style:num-suffix="." style:num-format="a" style:num-letter-sync="true">
        <style:list-level-properties text:space-before="3.156cm" text:min-label-width="0.635cm"/>
      </text:list-level-style-number>
      <text:list-level-style-number text:level="3" style:num-suffix="." style:num-format="i">
        <style:list-level-properties text:min-label-width="5.061cm" text:min-label-distance="0.318cm" fo:text-align="end"/>
      </text:list-level-style-number>
      <text:list-level-style-number text:level="4" style:num-suffix="." style:num-format="1">
        <style:list-level-properties text:space-before="5.696cm" text:min-label-width="0.635cm"/>
      </text:list-level-style-number>
      <text:list-level-style-number text:level="5" style:num-suffix="." style:num-format="a" style:num-letter-sync="true">
        <style:list-level-properties text:space-before="6.966cm" text:min-label-width="0.635cm"/>
      </text:list-level-style-number>
      <text:list-level-style-number text:level="6" style:num-suffix="." style:num-format="i">
        <style:list-level-properties text:min-label-width="8.871cm" text:min-label-distance="0.318cm" fo:text-align="end"/>
      </text:list-level-style-number>
      <text:list-level-style-number text:level="7" style:num-suffix="." style:num-format="1">
        <style:list-level-properties text:space-before="9.506cm" text:min-label-width="0.635cm"/>
      </text:list-level-style-number>
      <text:list-level-style-number text:level="8" style:num-suffix="." style:num-format="a" style:num-letter-sync="true">
        <style:list-level-properties text:space-before="10.776cm" text:min-label-width="0.635cm"/>
      </text:list-level-style-number>
      <text:list-level-style-number text:level="9" style:num-suffix="." style:num-format="i">
        <style:list-level-properties text:min-label-width="12.68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Pelenitsyn Artem</meta:initial-creator>
    <meta:creation-date>2008-05-15T23:12:14</meta:creation-date>
    <dc:creator>Pelenitsyn Artem</dc:creator>
    <dc:date>2008-05-17T21:59:22</dc:date>
    <meta:editing-cycles>67</meta:editing-cycles>
    <meta:editing-duration>PT19H42M55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89" meta:page-count="3" meta:paragraph-count="50" meta:word-count="578" meta:character-count="443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>n</math:mi>
      <math:mi>,</math:mi>
      <math:mrow>
        <math:mi>m</math:mi>
        <math:mo math:stretchy="false">∈</math:mo>
        <math:msub>
          <math:mo math:stretchy="false">Σ</math:mo>
          <math:mn>0</math:mn>
        </math:msub>
      </math:mrow>
      <math:mstyle math:fontstyle="normal">
        <math:mrow>
          <math:mi math:fontstyle="normal">:</math:mi>
        </math:mrow>
      </math:mstyle>
      <math:mi/>
      <math:mrow>
        <math:mi>n</math:mi>
        <math:msub>
          <math:mo math:stretchy="false">&lt;</math:mo>
          <math:mi>T</math:mi>
        </math:msub>
        <math:mi>m</math:mi>
      </math:mrow>
    </math:mrow>
    <math:annotation math:encoding="StarMath 5.0">forall n,m in %SIGMA_0 nitalic:~n &lt;_T m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n</math:mi>
            <math:mn>1</math:mn>
          </math:msub>
          <math:mo math:stretchy="false">+</math:mo>
          <math:msub>
            <math:mi>n</math:mi>
            <math:mn>2</math:mn>
          </math:msub>
        </math:mrow>
        <math:mo math:stretchy="false">&lt;</math:mo>
        <math:mrow>
          <math:msub>
            <math:mi>m</math:mi>
            <math:mn>1</math:mn>
          </math:msub>
          <math:mo math:stretchy="false">+</math:mo>
          <math:msub>
            <math:mi>m</math:mi>
            <math:mn>2</math:mn>
          </math:msub>
        </math:mrow>
      </math:mrow>
      <math:mrow>
        <math:mi/>
        <math:mo math:stretchy="false">∨</math:mo>
        <math:mi/>
      </math:mrow>
      <math:mrow>
        <math:mrow>
          <math:mo math:stretchy="false">(</math:mo>
          <math:mrow>
            <math:mrow>
              <math:msub>
                <math:mi>n</math:mi>
                <math:mn>1</math:mn>
              </math:msub>
              <math:mo math:stretchy="false">+</math:mo>
              <math:msub>
                <math:mi>n</math:mi>
                <math:mn>2</math:mn>
              </math:msub>
            </math:mrow>
            <math:mo math:stretchy="false">=</math:mo>
            <math:mrow>
              <math:msub>
                <math:mi>m</math:mi>
                <math:mn>1</math:mn>
              </math:msub>
              <math:mo math:stretchy="false">+</math:mo>
              <math:msub>
                <math:mi>m</math:mi>
                <math:mn>2</math:mn>
              </math:msub>
            </math:mrow>
          </math:mrow>
          <math:mo math:stretchy="false">)</math:mo>
        </math:mrow>
        <math:mo math:stretchy="false">∧</math:mo>
        <math:mrow>
          <math:mo math:stretchy="false">(</math:mo>
          <math:mrow>
            <math:msub>
              <math:mi>n</math:mi>
              <math:mn>2</math:mn>
            </math:msub>
            <math:mo math:stretchy="false">&lt;</math:mo>
            <math:msub>
              <math:mi>m</math:mi>
              <math:mn>2</math:mn>
            </math:msub>
          </math:mrow>
          <math:mo math:stretchy="false">)</math:mo>
        </math:mrow>
      </math:mrow>
    </math:mrow>
    <math:annotation math:encoding="StarMath 5.0">{n_1 + n_2 &lt; m_1 + m_2}~or~{{(n_1 + n_2 = m_1 + m_2)} and {(n_2 &lt; m_2)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i>n</math:mi>
        <math:mo math:stretchy="false">∈</math:mo>
        <math:msub>
          <math:mo math:stretchy="false">Σ</math:mo>
          <math:mn>0</math:mn>
        </math:msub>
      </math:mrow>
      <math:mstyle math:fontstyle="normal">
        <math:mrow>
          <math:mi math:fontstyle="normal">:</math:mi>
        </math:mrow>
      </math:mstyle>
      <math:mi/>
      <math:mrow>
        <math:mrow>
          <math:mi>n</math:mi>
          <math:mo math:stretchy="false">+</math:mo>
          <math:mn>1</math:mn>
        </math:mrow>
        <math:mo math:stretchy="false">=</math:mo>
        <math:mrow>
          <math:mo math:stretchy="true">{</math:mo>
          <math:mrow>
            <math:mtable>
              <math:mtr>
                <math:mtd>
                  <math:mrow>
                    <math:mrow>
                      <math:mo math:stretchy="false">(</math:mo>
                      <math:mrow>
                        <math:mrow>
                          <math:msub>
                            <math:mi>n</math:mi>
                            <math:mn>1</math:mn>
                          </math:msub>
                          <math:mo math:stretchy="false">−</math:mo>
                          <math:mn>1,</math:mn>
                        </math:mrow>
                        <math:mrow>
                          <math:msub>
                            <math:mi>n</math:mi>
                            <math:mn>2</math:mn>
                          </math:msub>
                          <math:mo math:stretchy="false">+</math:mo>
                          <math:mn>1</math:mn>
                        </math:mrow>
                      </math:mrow>
                      <math:mo math:stretchy="false">)</math:mo>
                    </math:mrow>
                    <math:mi>,</math:mi>
                  </math:mrow>
                </math:mtd>
                <math:mtd>
                  <math:mrow>
                    <math:mstyle math:fontstyle="normal">
                      <math:mrow>
                        <math:mi>если</math:mi>
                      </math:mrow>
                    </math:mstyle>
                    <math:mi/>
                    <math:mrow>
                      <math:msub>
                        <math:mi>n</math:mi>
                        <math:mn>1</math:mn>
                      </math:msub>
                      <math:mo math:stretchy="false">&gt;</math:mo>
                      <math:mn>0</math:mn>
                    </math:mrow>
                  </math:mrow>
                </math:mtd>
              </math:mtr>
              <math:mtr>
                <math:mtd>
                  <math:mrow>
                    <math:mrow>
                      <math:mo math:stretchy="false">(</math:mo>
                      <math:mrow>
                        <math:mrow>
                          <math:msub>
                            <math:mi>n</math:mi>
                            <math:mn>2</math:mn>
                          </math:msub>
                          <math:mo math:stretchy="false">+</math:mo>
                          <math:mn>1,</math:mn>
                        </math:mrow>
                        <math:mn>0</math:mn>
                      </math:mrow>
                      <math:mo math:stretchy="false">)</math:mo>
                    </math:mrow>
                    <math:mi>,</math:mi>
                  </math:mrow>
                </math:mtd>
                <math:mtd>
                  <math:mrow>
                    <math:mstyle math:fontstyle="normal">
                      <math:mrow>
                        <math:mi>если</math:mi>
                      </math:mrow>
                    </math:mstyle>
                    <math:mi/>
                    <math:mrow>
                      <math:msub>
                        <math:mi>n</math:mi>
                        <math:mn>1</math:mn>
                      </math:msub>
                      <math:mo math:stretchy="false">=</math:mo>
                      <math:mn>0</math:mn>
                    </math:mrow>
                  </math:mrow>
                </math:mtd>
              </math:mtr>
            </math:mtable>
          </math:mrow>
        </math:mrow>
      </math:mrow>
    </math:mrow>
    <math:annotation math:encoding="StarMath 5.0">forall n in %SIGMA_0 nitalic:~ n+1 = left lbrace alignl {matrix{ (n_1-1, n_2+1), # nitalic если~n_1 &gt; 0 ## (n_2+1, 0), # nitalic если~n_1 = 0}} right none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>n</math:mi>
      <math:mi>,</math:mi>
      <math:mrow>
        <math:mi>m</math:mi>
        <math:mo math:stretchy="false">∈</math:mo>
        <math:msub>
          <math:mo math:stretchy="false">Σ</math:mo>
          <math:mn>0</math:mn>
        </math:msub>
      </math:mrow>
      <math:mstyle math:fontstyle="normal">
        <math:mrow>
          <math:mi math:fontstyle="normal">:</math:mi>
        </math:mrow>
      </math:mstyle>
      <math:mi/>
      <math:mrow>
        <math:msubsup>
          <math:mo math:stretchy="false">Σ</math:mo>
          <math:mi>n</math:mi>
          <math:mi>m</math:mi>
        </math:msubsup>
        <math:mo math:stretchy="false">=</math:mo>
        <math:mrow>
          <math:mo math:stretchy="false">{</math:mo>
          <math:mrow>
            <math:mrow>
              <math:mi>p</math:mi>
              <math:mo math:stretchy="false">∈</math:mo>
              <math:msub>
                <math:mo math:stretchy="false">Σ</math:mo>
                <math:mn>0</math:mn>
              </math:msub>
            </math:mrow>
            <math:mo math:stretchy="false">∣</math:mo>
            <math:mrow>
              <math:mrow>
                <math:mi>n</math:mi>
                <math:mo math:stretchy="false">≤</math:mo>
                <math:mi>p</math:mi>
              </math:mrow>
              <math:mo math:stretchy="false">∧</math:mo>
              <math:mrow>
                <math:mi>p</math:mi>
                <math:msub>
                  <math:mo math:stretchy="false">&lt;</math:mo>
                  <math:mi>T</math:mi>
                </math:msub>
                <math:mi>m</math:mi>
              </math:mrow>
            </math:mrow>
          </math:mrow>
          <math:mo math:stretchy="false">}</math:mo>
        </math:mrow>
      </math:mrow>
    </math:mrow>
    <math:annotation math:encoding="StarMath 5.0">forall n, m in %SIGMA_0 nitalic :~%SIGMA_n^m = lbrace p in %SIGMA_0 mline {n leslant p} and {p &lt;_T m}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/>
        <math:mo math:stretchy="false">≤</math:mo>
        <math:mrow/>
      </math:mrow>
      <math:mi>,</math:mi>
      <math:mrow>
        <math:mrow/>
        <math:msub>
          <math:mo math:stretchy="false">≤</math:mo>
          <math:mi>T</math:mi>
        </math:msub>
        <math:mrow/>
      </math:mrow>
    </math:mrow>
    <math:annotation math:encoding="StarMath 5.0">{}leslant{}, {}leslant_T{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∈</math:mo>
      <math:msub>
        <math:mo math:stretchy="false">Σ</math:mo>
        <math:mn>0</math:mn>
      </math:msub>
    </math:mrow>
    <math:annotation math:encoding="StarMath 5.0">p in %SIGMA_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row>
        <math:mo math:stretchy="false">(</math:mo>
        <math:mrow>
          <math:msub>
            <math:mi>x</math:mi>
            <math:mn>1,</math:mn>
          </math:msub>
          <math:msub>
            <math:mi>x</math:mi>
            <math:mn>2</math:mn>
          </math:msub>
        </math:mrow>
        <math:mo math:stretchy="false">)</math:mo>
      </math:mrow>
    </math:mrow>
    <math:annotation math:encoding="StarMath 5.0">x = (x_1, x_2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row>
            <math:munder>
              <math:mo math:stretchy="false">∑</math:mo>
              <math:mrow>
                <math:mi>m</math:mi>
                <math:mo math:stretchy="false">∈</math:mo>
                <math:msub>
                  <math:mo math:stretchy="false">Γ</math:mo>
                  <math:mi>f</math:mi>
                </math:msub>
              </math:mrow>
            </math:munder>
            <math:msub>
              <math:mi>f</math:mi>
              <math:mi>m</math:mi>
            </math:msub>
          </math:mrow>
          <math:mo math:stretchy="false">⋅</math:mo>
          <math:msup>
            <math:mi>x</math:mi>
            <math:mi>m</math:mi>
          </math:msup>
        </math:mrow>
      </math:mrow>
    </math:mrow>
    <math:annotation math:encoding="StarMath 5.0">f(x) = sum from {m in %GAMMA_f} f_m cdot x^m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Γ</math:mo>
        <math:mi>f</math:mi>
      </math:msub>
      <math:mo math:stretchy="false">=</math:mo>
      <math:mrow>
        <math:mo math:stretchy="false">{</math:mo>
        <math:mrow>
          <math:mrow>
            <math:mi>m</math:mi>
            <math:mo math:stretchy="false">∈</math:mo>
            <math:msub>
              <math:mo math:stretchy="false">Σ</math:mo>
              <math:mn>0</math:mn>
            </math:msub>
          </math:mrow>
          <math:mo math:stretchy="false">∣</math:mo>
          <math:mrow>
            <math:msub>
              <math:mi>f</math:mi>
              <math:mi>m</math:mi>
            </math:msub>
            <math:mo math:stretchy="false">≠</math:mo>
            <math:mn>0</math:mn>
          </math:mrow>
        </math:mrow>
        <math:mo math:stretchy="false">}</math:mo>
      </math:mrow>
    </math:mrow>
    <math:annotation math:encoding="StarMath 5.0">%GAMMA_f = lbrace m in %SIGMA_0 mline f_m &lt;&gt; 0 rbrac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u</math:mi>
      <math:mi>:</math:mi>
      <math:msubsup>
        <math:mo math:stretchy="false">Σ</math:mo>
        <math:mn>0</math:mn>
        <math:mi>p</math:mi>
      </math:msubsup>
      <math:mo math:stretchy="false">→</math:mo>
      <math:mi>K</math:mi>
    </math:mrow>
    <math:annotation math:encoding="StarMath 5.0">u:%SIGMA_0^p rightarrow K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p>
        <math:mi>x</math:mi>
        <math:mi>m</math:mi>
      </math:msup>
      <math:mo math:stretchy="false">=</math:mo>
      <math:mrow>
        <math:mo math:stretchy="false">(</math:mo>
        <math:mrow>
          <math:msubsup>
            <math:mi>x</math:mi>
            <math:mn>1</math:mn>
            <math:msub>
              <math:mi>m</math:mi>
              <math:mn>1</math:mn>
            </math:msub>
          </math:msubsup>
          <math:mi>,</math:mi>
          <math:msubsup>
            <math:mi>x</math:mi>
            <math:mn>2</math:mn>
            <math:msub>
              <math:mi>m</math:mi>
              <math:mn>2</math:mn>
            </math:msub>
          </math:msubsup>
        </math:mrow>
        <math:mo math:stretchy="false">)</math:mo>
      </math:mrow>
    </math:mrow>
    <math:annotation math:encoding="StarMath 5.0">x^m = (x_1^{m_1},x_2^{m_2}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sub>
          <math:mrow>
            <math:mo math:stretchy="false">[</math:mo>
            <math:mi>u</math:mi>
            <math:mo math:stretchy="false">]</math:mo>
          </math:mrow>
          <math:mi>n</math:mi>
        </math:msub>
        <math:mo math:stretchy="false">=</math:mo>
        <math:mrow>
          <math:mrow>
            <math:munder>
              <math:mo math:stretchy="false">∑</math:mo>
              <math:mrow>
                <math:mi>m</math:mi>
                <math:mo math:stretchy="false">∈</math:mo>
                <math:msub>
                  <math:mo math:stretchy="false">Γ</math:mo>
                  <math:mi>f</math:mi>
                </math:msub>
              </math:mrow>
            </math:munder>
            <math:msub>
              <math:mi>f</math:mi>
              <math:mi>m</math:mi>
            </math:msub>
          </math:mrow>
          <math:mo math:stretchy="false">⋅</math:mo>
          <math:msub>
            <math:mi>u</math:mi>
            <math:mrow>
              <math:mrow>
                <math:mi>m</math:mi>
                <math:mo math:stretchy="false">+</math:mo>
                <math:mi>n</math:mi>
              </math:mrow>
              <math:mo math:stretchy="false">−</math:mo>
              <math:mi>s</math:mi>
            </math:mrow>
          </math:msub>
        </math:mrow>
      </math:mrow>
    </math:mrow>
    <math:annotation math:encoding="StarMath 5.0">f[u]_n = sum from {m in %GAMMA_f} f_m cdot u_{m + n - s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>
      <math:mo math:stretchy="false">Σ</math:mo>
      <math:mn>0</math:mn>
    </math:msub>
    <math:annotation math:encoding="StarMath 5.0">%SIGMA_0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∈</math:mo>
      <math:msubsup>
        <math:mo math:stretchy="false">Σ</math:mo>
        <math:mi>s</math:mi>
        <math:mi>p</math:mi>
      </math:msubsup>
    </math:mrow>
    <math:annotation math:encoding="StarMath 5.0">n in %SIGMA_s^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∈</math:mo>
        <math:mi math:fontstyle="italic">VALPOL</math:mi>
      </math:mrow>
      <math:mrow>
        <math:mo math:stretchy="false">(</math:mo>
        <math:mi>u</math:mi>
        <math:mo math:stretchy="false">)</math:mo>
      </math:mrow>
    </math:mrow>
    <math:annotation math:encoding="StarMath 5.0">f in VALPOL(u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i>n</math:mi>
        <math:mo math:stretchy="false">∈</math:mo>
        <math:msubsup>
          <math:mo math:stretchy="false">Σ</math:mo>
          <math:mi>s</math:mi>
          <math:mi>p</math:mi>
        </math:msubsup>
      </math:mrow>
      <math:mstyle math:fontstyle="normal">
        <math:mrow>
          <math:mi math:fontstyle="normal">:</math:mi>
        </math:mrow>
      </math:mstyle>
      <math:mi/>
      <math:mi>f</math:mi>
      <math:mrow>
        <math:msub>
          <math:mrow>
            <math:mo math:stretchy="false">[</math:mo>
            <math:mi>u</math:mi>
            <math:mo math:stretchy="false">]</math:mo>
          </math:mrow>
          <math:mi>n</math:mi>
        </math:msub>
        <math:mo math:stretchy="false">=</math:mo>
        <math:mn>0</math:mn>
      </math:mrow>
    </math:mrow>
    <math:annotation math:encoding="StarMath 5.0">forall n in %SIGMA_s^p nitalic :~f[u]_n=0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p</math:mi>
      <math:msub>
        <math:mo math:stretchy="false">≤</math:mo>
        <math:mi>T</math:mi>
      </math:msub>
      <math:mi>s</math:mi>
    </math:mrow>
    <math:annotation math:encoding="StarMath 5.0">p leslant_T s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sub>
      <math:mo math:stretchy="false">Σ</math:mo>
      <math:mn>0</math:mn>
    </math:msub>
    <math:annotation math:encoding="StarMath 5.0">%SIGMA_0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subsup>
      <math:mrow>
        <math:mo math:stretchy="false">{</math:mo>
        <math:msup>
          <math:mi>s</math:mi>
          <math:mrow>
            <math:mo math:stretchy="false">(</math:mo>
            <math:mi>i</math:mi>
            <math:mo math:stretchy="false">)</math:mo>
          </math:mrow>
        </math:msup>
        <math:mo math:stretchy="false">}</math:mo>
      </math:mrow>
      <math:mrow>
        <math:mi>i</math:mi>
        <math:mo math:stretchy="false">=</math:mo>
        <math:mn>0</math:mn>
      </math:mrow>
      <math:mi>l</math:mi>
    </math:msubsup>
    <math:annotation math:encoding="StarMath 5.0">lbrace s^(i) rbrace_{i=0}^l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row>
        <math:mo math:stretchy="false">{</math:mo>
        <math:mrow>
          <math:msup>
            <math:mi>f</math:mi>
            <math:mrow>
              <math:mo math:stretchy="false">(</math:mo>
              <math:mn>1</math:mn>
              <math:mo math:stretchy="false">)</math:mo>
            </math:mrow>
          </math:msup>
          <math:mi>,</math:mi>
          <math:mo math:stretchy="false">…</math:mo>
          <math:msup>
            <math:mi>f</math:mi>
            <math:mrow>
              <math:mo math:stretchy="false">(</math:mo>
              <math:mi>l</math:mi>
              <math:mo math:stretchy="false">)</math:mo>
            </math:mrow>
          </math:msup>
        </math:mrow>
        <math:mo math:stretchy="false">}</math:mo>
      </math:mrow>
    </math:mrow>
    <math:annotation math:encoding="StarMath 5.0">F = lbrace f^(1), dotslow f^(l) rbrace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subsup>
                <math:mi>s</math:mi>
                <math:mn>1</math:mn>
                <math:mrow>
                  <math:mo math:stretchy="false">(</math:mo>
                  <math:mn>1</math:mn>
                  <math:mo math:stretchy="false">)</math:mo>
                </math:mrow>
              </math:msubsup>
              <math:mo math:stretchy="false">&gt;</math:mo>
              <math:msubsup>
                <math:mi>s</math:mi>
                <math:mn>1</math:mn>
                <math:mrow>
                  <math:mo math:stretchy="false">(</math:mo>
                  <math:mn>2</math:mn>
                  <math:mo math:stretchy="false">)</math:mo>
                </math:mrow>
              </math:msubsup>
            </math:mrow>
            <math:mo math:stretchy="false">&gt;</math:mo>
            <math:mo math:stretchy="false">…</math:mo>
          </math:mrow>
          <math:mo math:stretchy="false">&gt;</math:mo>
          <math:msubsup>
            <math:mi>s</math:mi>
            <math:mn>1</math:mn>
            <math:mrow>
              <math:mo math:stretchy="false">(</math:mo>
              <math:mi>l</math:mi>
              <math:mo math:stretchy="false">)</math:mo>
            </math:mrow>
          </math:msubsup>
        </math:mrow>
        <math:mo math:stretchy="false">=</math:mo>
        <math:mn>0,</math:mn>
      </math:mrow>
      <math:mi/>
      <math:mrow>
        <math:mrow>
          <math:mrow>
            <math:mrow>
              <math:mn>0</math:mn>
              <math:mo math:stretchy="false">=</math:mo>
              <math:msubsup>
                <math:mi>s</math:mi>
                <math:mn>2</math:mn>
                <math:mrow>
                  <math:mo math:stretchy="false">(</math:mo>
                  <math:mn>1</math:mn>
                  <math:mo math:stretchy="false">)</math:mo>
                </math:mrow>
              </math:msubsup>
            </math:mrow>
            <math:mo math:stretchy="false">&gt;</math:mo>
            <math:msubsup>
              <math:mi>s</math:mi>
              <math:mn>2</math:mn>
              <math:mrow>
                <math:mo math:stretchy="false">(</math:mo>
                <math:mn>2</math:mn>
                <math:mo math:stretchy="false">)</math:mo>
              </math:mrow>
            </math:msubsup>
          </math:mrow>
          <math:mo math:stretchy="false">&gt;</math:mo>
          <math:mo math:stretchy="false">…</math:mo>
        </math:mrow>
        <math:mo math:stretchy="false">&gt;</math:mo>
        <math:msubsup>
          <math:mi>s</math:mi>
          <math:mn>2</math:mn>
          <math:mrow>
            <math:mo math:stretchy="false">(</math:mo>
            <math:mi>l</math:mi>
            <math:mo math:stretchy="false">)</math:mo>
          </math:mrow>
        </math:msubsup>
      </math:mrow>
    </math:mrow>
    <math:annotation math:encoding="StarMath 5.0">s_1^(1) &gt; s_1^(2) &gt; dotslow &gt; s_1^(l) = 0,~ 0 = s_2^(1) &gt; s_2^(2) &gt; dotslow &gt; s_2^(l)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i>n</math:mi>
        <math:mo math:stretchy="false">∈</math:mo>
        <math:msub>
          <math:mo math:stretchy="false">Σ</math:mo>
          <math:mn>0</math:mn>
        </math:msub>
      </math:mrow>
      <math:mstyle math:fontstyle="normal">
        <math:mrow>
          <math:mi math:fontstyle="normal">:</math:mi>
        </math:mrow>
      </math:mstyle>
      <math:mi/>
      <math:mrow>
        <math:msub>
          <math:mo math:stretchy="false">Σ</math:mo>
          <math:mi>n</math:mi>
        </math:msub>
        <math:mo math:stretchy="false">=</math:mo>
        <math:mrow>
          <math:mo math:stretchy="false">{</math:mo>
          <math:mrow>
            <math:mrow>
              <math:mi>p</math:mi>
              <math:mo math:stretchy="false">∈</math:mo>
              <math:msub>
                <math:mo math:stretchy="false">Σ</math:mo>
                <math:mn>0</math:mn>
              </math:msub>
            </math:mrow>
            <math:mo math:stretchy="false">∣</math:mo>
            <math:mrow>
              <math:mi>n</math:mi>
              <math:mo math:stretchy="false">≤</math:mo>
              <math:mi>p</math:mi>
            </math:mrow>
          </math:mrow>
          <math:mo math:stretchy="false">}</math:mo>
        </math:mrow>
      </math:mrow>
    </math:mrow>
    <math:annotation math:encoding="StarMath 5.0">forall n in %SIGMA_0 nitalic:~ %SIGMA_n = lbrace p in %SIGMA_0 mline n leslant p rbrace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o math:stretchy="false">=</math:mo>
      <math:mrow>
        <math:msub>
          <math:mo math:stretchy="false">Σ</math:mo>
          <math:mn>0</math:mn>
        </math:msub>
        <math:mo math:stretchy="false">∖</math:mo>
        <math:mrow>
          <math:mo math:stretchy="false">(</math:mo>
          <math:mrow>
            <math:mrow>
              <math:mrow>
                <math:msub>
                  <math:mo math:stretchy="false">Σ</math:mo>
                  <math:msup>
                    <math:mi>s</math:mi>
                    <math:mrow>
                      <math:mo math:stretchy="false">(</math:mo>
                      <math:mn>1</math:mn>
                      <math:mo math:stretchy="false">)</math:mo>
                    </math:mrow>
                  </math:msup>
                </math:msub>
                <math:mo math:stretchy="false">∪</math:mo>
                <math:msub>
                  <math:mo math:stretchy="false">Σ</math:mo>
                  <math:msup>
                    <math:mi>s</math:mi>
                    <math:mrow>
                      <math:mo math:stretchy="false">(</math:mo>
                      <math:mn>2</math:mn>
                      <math:mo math:stretchy="false">)</math:mo>
                    </math:mrow>
                  </math:msup>
                </math:msub>
              </math:mrow>
              <math:mo math:stretchy="false">∪</math:mo>
              <math:mo math:stretchy="false">…</math:mo>
            </math:mrow>
            <math:mo math:stretchy="false">∪</math:mo>
            <math:msub>
              <math:mo math:stretchy="false">Σ</math:mo>
              <math:msup>
                <math:mi>s</math:mi>
                <math:mrow>
                  <math:mo math:stretchy="false">(</math:mo>
                  <math:mi>l</math:mi>
                  <math:mo math:stretchy="false">)</math:mo>
                </math:mrow>
              </math:msup>
            </math:msub>
          </math:mrow>
          <math:mo math:stretchy="false">)</math:mo>
        </math:mrow>
      </math:mrow>
    </math:mrow>
    <math:annotation math:encoding="StarMath 5.0">%DELTA = %SIGMA_0 setminus ( %SIGMA_{s^(1)} union %SIGMA_{s^(2)} union dotslow union %SIGMA_{s^(l)} 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subsup>
      <math:mrow>
        <math:mo math:stretchy="false">{</math:mo>
        <math:msup>
          <math:mi>s</math:mi>
          <math:mrow>
            <math:mo math:stretchy="false">(</math:mo>
            <math:mi>i</math:mi>
            <math:mo math:stretchy="false">)</math:mo>
          </math:mrow>
        </math:msup>
        <math:mo math:stretchy="false">}</math:mo>
      </math:mrow>
      <math:mrow>
        <math:mi>i</math:mi>
        <math:mo math:stretchy="false">=</math:mo>
        <math:mn>0</math:mn>
      </math:mrow>
      <math:mi>l</math:mi>
    </math:msubsup>
    <math:annotation math:encoding="StarMath 5.0">lbrace s^(i) rbrace_{i=0}^l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o math:stretchy="false">(</math:mo>
        <math:mi>F</math:mi>
        <math:mo math:stretchy="false">)</math:mo>
      </math:mrow>
    </math:mrow>
    <math:annotation math:encoding="StarMath 5.0">%DELTA(F)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>g</math:mi>
      <math:mstyle math:fontstyle="normal">
        <math:mrow>
          <math:mi math:fontstyle="normal">:</math:mi>
        </math:mrow>
      </math:mstyle>
      <math:mi/>
      <math:mrow>
        <math:mi>g</math:mi>
        <math:mo math:stretchy="false">∈</math:mo>
        <math:mi math:fontstyle="italic">VALPOL</math:mi>
      </math:mrow>
      <math:mrow>
        <math:mo math:stretchy="false">(</math:mo>
        <math:mi>u</math:mi>
        <math:mo math:stretchy="false">)</math:mo>
      </math:mrow>
      <math:mo math:stretchy="false">→</math:mo>
      <math:mi math:fontstyle="italic">LP</math:mi>
      <math:mrow>
        <math:mrow>
          <math:mo math:stretchy="false">(</math:mo>
          <math:mi>g</math:mi>
          <math:mo math:stretchy="false">)</math:mo>
        </math:mrow>
        <math:mo math:stretchy="false">∉</math:mo>
        <math:mo math:stretchy="false">Δ</math:mo>
      </math:mrow>
      <math:mrow>
        <math:mo math:stretchy="false">(</math:mo>
        <math:mi>F</math:mi>
        <math:mo math:stretchy="false">)</math:mo>
      </math:mrow>
    </math:mrow>
    <math:annotation math:encoding="StarMath 5.0">forall g nitalic:~g in VALPOL(u) rightarrow LP(g) notin %DELTA (F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⊂</math:mo>
        <math:mi math:fontstyle="italic">VALPOL</math:mi>
      </math:mrow>
      <math:mrow>
        <math:mo math:stretchy="false">(</math:mo>
        <math:mi>u</math:mi>
        <math:mo math:stretchy="false">)</math:mo>
      </math:mrow>
    </math:mrow>
    <math:annotation math:encoding="StarMath 5.0">F subset VALPOL(u)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 math:fontstyle="italic">LP</math:mi>
      <math:mrow>
        <math:mo math:stretchy="false">(</math:mo>
        <math:mi>f</math:mi>
        <math:mo math:stretchy="false">)</math:mo>
      </math:mrow>
    </math:mrow>
    <math:annotation math:encoding="StarMath 5.0">LP(f)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∈</math:mo>
      <math:msub>
        <math:mo math:stretchy="false">Σ</math:mo>
        <math:mn>0</math:mn>
      </math:msub>
    </math:mrow>
    <math:annotation math:encoding="StarMath 5.0">n in %SIGMA_0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subsup>
        <math:mrow>
          <math:mo math:stretchy="false">{</math:mo>
          <math:mrow>
            <math:msup>
              <math:mi>f</math:mi>
              <math:mrow>
                <math:mo math:stretchy="false">(</math:mo>
                <math:mi>i</math:mi>
                <math:mo math:stretchy="false">)</math:mo>
              </math:mrow>
            </math:msup>
            <math:mrow>
              <math:mo math:stretchy="false">(</math:mo>
              <math:mi>x</math:mi>
              <math:mo math:stretchy="false">)</math:mo>
            </math:mrow>
          </math:mrow>
          <math:mo math:stretchy="false">}</math:mo>
        </math:mrow>
        <math:mrow>
          <math:mi>i</math:mi>
          <math:mo math:stretchy="false">=</math:mo>
          <math:mn>1</math:mn>
        </math:mrow>
        <math:mi>l</math:mi>
      </math:msubsup>
    </math:mrow>
    <math:annotation math:encoding="StarMath 5.0">F = lbrace f^{(i)}(x) rbrace_{i=1}^l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>G</math:mi>
      <math:mo math:stretchy="false">=</math:mo>
      <math:msubsup>
        <math:mrow>
          <math:mo math:stretchy="false">{</math:mo>
          <math:mrow>
            <math:msup>
              <math:mi>g</math:mi>
              <math:mrow>
                <math:mo math:stretchy="false">(</math:mo>
                <math:mi>i</math:mi>
                <math:mo math:stretchy="false">)</math:mo>
              </math:mrow>
            </math:msup>
            <math:mrow>
              <math:mo math:stretchy="false">(</math:mo>
              <math:mi>x</math:mi>
              <math:mo math:stretchy="false">)</math:mo>
            </math:mrow>
          </math:mrow>
          <math:mo math:stretchy="false">}</math:mo>
        </math:mrow>
        <math:mrow>
          <math:mi>i</math:mi>
          <math:mo math:stretchy="false">=</math:mo>
          <math:mn>1</math:mn>
        </math:mrow>
        <math:mrow>
          <math:mi>l</math:mi>
          <math:mo math:stretchy="false">−</math:mo>
          <math:mn>1</math:mn>
        </math:mrow>
      </math:msubsup>
    </math:mrow>
    <math:annotation math:encoding="StarMath 5.0">G = lbrace g^{(i)}(x) rbrace_{i=1}^{l-1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>i</math:mi>
      <math:mi>,</math:mi>
      <math:mrow>
        <math:mi>j</math:mi>
        <math:mo math:stretchy="false">∈</math:mo>
        <math:msub>
          <math:mo math:stretchy="false">ℕ</math:mo>
          <math:mn>0</math:mn>
        </math:msub>
      </math:mrow>
      <math:mstyle math:fontstyle="normal">
        <math:mrow>
          <math:mi math:fontstyle="normal">:</math:mi>
        </math:mrow>
      </math:mstyle>
      <math:mi/>
      <math:mi math:fontstyle="italic">BP</math:mi>
      <math:mrow>
        <math:mrow>
          <math:mo math:stretchy="false">〈</math:mo>
          <math:mrow>
            <math:mi>i</math:mi>
            <math:mi>,</math:mi>
            <math:mi>j</math:mi>
          </math:mrow>
          <math:mo math:stretchy="false">〉</math:mo>
        </math:mrow>
        <math:mo math:stretchy="false">=</math:mo>
        <math:mrow>
          <math:mo math:stretchy="true">{</math:mo>
          <math:mrow>
            <math:mtable>
              <math:mtr>
                <math:mrow>
                  <math:msup>
                    <math:mi>f</math:mi>
                    <math:mrow>
                      <math:mo math:stretchy="false">(</math:mo>
                      <math:mi>i</math:mi>
                      <math:mo math:stretchy="false">)</math:mo>
                    </math:mrow>
                  </math:msup>
                  <math:mi>,</math:mi>
                  <math:mi/>
                  <math:mrow>
                    <math:mi>j</math:mi>
                    <math:mo math:stretchy="false">=</math:mo>
                    <math:mn>0</math:mn>
                  </math:mrow>
                </math:mrow>
              </math:mtr>
              <math:mtr>
                <math:mrow>
                  <math:mrow>
                    <math:mrow>
                      <math:msup>
                        <math:mi>x</math:mi>
                        <math:mrow>
                          <math:mi>r</math:mi>
                          <math:mo math:stretchy="false">−</math:mo>
                          <math:msup>
                            <math:mi>s</math:mi>
                            <math:mrow>
                              <math:mo math:stretchy="false">(</math:mo>
                              <math:mi>i</math:mi>
                              <math:mo math:stretchy="false">)</math:mo>
                            </math:mrow>
                          </math:msup>
                        </math:mrow>
                      </math:msup>
                      <math:mo math:stretchy="false">⋅</math:mo>
                      <math:msup>
                        <math:mi>f</math:mi>
                        <math:mrow>
                          <math:mo math:stretchy="false">(</math:mo>
                          <math:mi>i</math:mi>
                          <math:mo math:stretchy="false">)</math:mo>
                        </math:mrow>
                      </math:msup>
                    </math:mrow>
                    <math:mo math:stretchy="false">−</math:mo>
                    <math:mrow>
                      <math:mo math:stretchy="false">(</math:mo>
                      <math:mrow>
                        <math:mi>d</math:mi>
                        <math:mo math:stretchy="false">/</math:mo>
                        <math:msup>
                          <math:mi>d</math:mi>
                          <math:mrow>
                            <math:mo math:stretchy="false">(</math:mo>
                            <math:mi>j</math:mi>
                            <math:mo math:stretchy="false">)</math:mo>
                          </math:mrow>
                        </math:msup>
                      </math:mrow>
                      <math:mo math:stretchy="false">)</math:mo>
                    </math:mrow>
                  </math:mrow>
                  <math:mrow>
                    <math:msup>
                      <math:mi>x</math:mi>
                      <math:mrow>
                        <math:mrow>
                          <math:mrow>
                            <math:mi>r</math:mi>
                            <math:mo math:stretchy="false">−</math:mo>
                            <math:mi>n</math:mi>
                          </math:mrow>
                          <math:mo math:stretchy="false">+</math:mo>
                          <math:msup>
                            <math:mi>p</math:mi>
                            <math:mrow>
                              <math:mo math:stretchy="false">(</math:mo>
                              <math:mi>j</math:mi>
                              <math:mo math:stretchy="false">)</math:mo>
                            </math:mrow>
                          </math:msup>
                        </math:mrow>
                        <math:mo math:stretchy="false">−</math:mo>
                        <math:msup>
                          <math:mi>t</math:mi>
                          <math:mrow>
                            <math:mo math:stretchy="false">(</math:mo>
                            <math:mi>j</math:mi>
                            <math:mo math:stretchy="false">)</math:mo>
                          </math:mrow>
                        </math:msup>
                      </math:mrow>
                    </math:msup>
                    <math:mo math:stretchy="false">⋅</math:mo>
                    <math:msup>
                      <math:mi>g</math:mi>
                      <math:mrow>
                        <math:mo math:stretchy="false">(</math:mo>
                        <math:mi>j</math:mi>
                        <math:mo math:stretchy="false">)</math:mo>
                      </math:mrow>
                    </math:msup>
                  </math:mrow>
                  <math:mi>,</math:mi>
                  <math:mstyle math:fontstyle="normal">
                    <math:mrow>
                      <math:mi>иначе</math:mi>
                    </math:mrow>
                  </math:mstyle>
                </math:mrow>
              </math:mtr>
            </math:mtable>
          </math:mrow>
        </math:mrow>
      </math:mrow>
    </math:mrow>
    <math:annotation math:encoding="StarMath 5.0">forall i, j in setN_0 nitalic :~ BP langle i,j rangle  = left lbrace alignl { stack {f^(i),~ j = 0 # x^{r - s^(i)} cdot f^{(i)} - (d / d^(j))x^{r - n + p^(j) - t^(j)} cdot g^(j), nitalic иначе} }right none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subsup>
        <math:mrow>
          <math:mo math:stretchy="false">{</math:mo>
          <math:mrow>
            <math:mrow>
              <math:msup>
                <math:mi>s</math:mi>
                <math:mrow>
                  <math:mo math:stretchy="false">(</math:mo>
                  <math:mi>i</math:mi>
                  <math:mo math:stretchy="false">)</math:mo>
                </math:mrow>
              </math:msup>
              <math:mo math:stretchy="false">=</math:mo>
              <math:mi math:fontstyle="italic">LP</math:mi>
            </math:mrow>
            <math:mrow>
              <math:mo math:stretchy="false">(</math:mo>
              <math:msup>
                <math:mi>f</math:mi>
                <math:mrow>
                  <math:mo math:stretchy="false">(</math:mo>
                  <math:mi>i</math:mi>
                  <math:mo math:stretchy="false">)</math:mo>
                </math:mrow>
              </math:msup>
              <math:mo math:stretchy="false">)</math:mo>
            </math:mrow>
          </math:mrow>
          <math:mo math:stretchy="false">}</math:mo>
        </math:mrow>
        <math:mrow>
          <math:mi>i</math:mi>
          <math:mo math:stretchy="false">=</math:mo>
          <math:mn>1</math:mn>
        </math:mrow>
        <math:mi>l</math:mi>
      </math:msubsup>
    </math:mrow>
    <math:annotation math:encoding="StarMath 5.0">S = lbrace s^(i)=LP(f^(i)) rbrace_{i=1}^l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subsup>
        <math:mrow>
          <math:mo math:stretchy="false">{</math:mo>
          <math:mrow>
            <math:mrow>
              <math:msup>
                <math:mi>t</math:mi>
                <math:mrow>
                  <math:mo math:stretchy="false">(</math:mo>
                  <math:mi>i</math:mi>
                  <math:mo math:stretchy="false">)</math:mo>
                </math:mrow>
              </math:msup>
              <math:mo math:stretchy="false">=</math:mo>
              <math:mi math:fontstyle="italic">LP</math:mi>
            </math:mrow>
            <math:mrow>
              <math:mo math:stretchy="false">(</math:mo>
              <math:msup>
                <math:mi>g</math:mi>
                <math:mrow>
                  <math:mo math:stretchy="false">(</math:mo>
                  <math:mi>i</math:mi>
                  <math:mo math:stretchy="false">)</math:mo>
                </math:mrow>
              </math:msup>
              <math:mo math:stretchy="false">)</math:mo>
            </math:mrow>
          </math:mrow>
          <math:mo math:stretchy="false">}</math:mo>
        </math:mrow>
        <math:mrow>
          <math:mi>i</math:mi>
          <math:mo math:stretchy="false">=</math:mo>
          <math:mn>1</math:mn>
        </math:mrow>
        <math:mrow>
          <math:mi>l</math:mi>
          <math:mo math:stretchy="false">−</math:mo>
          <math:mn>1</math:mn>
        </math:mrow>
      </math:msubsup>
    </math:mrow>
    <math:annotation math:encoding="StarMath 5.0">T = lbrace t^(i)=LP(g^(i)) rbrace_{i=1}^{l-1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 math:fontstyle="italic">PG</math:mi>
      <math:mo math:stretchy="false">=</math:mo>
      <math:msubsup>
        <math:mrow>
          <math:mo math:stretchy="false">{</math:mo>
          <math:msup>
            <math:mi>p</math:mi>
            <math:mrow>
              <math:mo math:stretchy="false">(</math:mo>
              <math:mi>i</math:mi>
              <math:mo math:stretchy="false">)</math:mo>
            </math:mrow>
          </math:msup>
          <math:mo math:stretchy="false">}</math:mo>
        </math:mrow>
        <math:mrow>
          <math:mi>i</math:mi>
          <math:mo math:stretchy="false">=</math:mo>
          <math:mn>1</math:mn>
        </math:mrow>
        <math:mrow>
          <math:mi>l</math:mi>
          <math:mo math:stretchy="false">−</math:mo>
          <math:mn>1</math:mn>
        </math:mrow>
      </math:msubsup>
    </math:mrow>
    <math:annotation math:encoding="StarMath 5.0">PG = lbrace p^(i) rbrace_{i=1}^{l-1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 math:fontstyle="italic">DG</math:mi>
      <math:mo math:stretchy="false">=</math:mo>
      <math:msubsup>
        <math:mrow>
          <math:mo math:stretchy="false">{</math:mo>
          <math:msup>
            <math:mi>d</math:mi>
            <math:mrow>
              <math:mo math:stretchy="false">(</math:mo>
              <math:mi>i</math:mi>
              <math:mo math:stretchy="false">)</math:mo>
            </math:mrow>
          </math:msup>
          <math:mo math:stretchy="false">}</math:mo>
        </math:mrow>
        <math:mrow>
          <math:mi>i</math:mi>
          <math:mo math:stretchy="false">=</math:mo>
          <math:mn>1</math:mn>
        </math:mrow>
        <math:mrow>
          <math:mi>l</math:mi>
          <math:mo math:stretchy="false">−</math:mo>
          <math:mn>1</math:mn>
        </math:mrow>
      </math:msubsup>
    </math:mrow>
    <math:annotation math:encoding="StarMath 5.0">DG = lbrace d^{(i)} rbrace_{i=1}^{l-1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=</math:mo>
        <math:msup>
          <math:mi>f</math:mi>
          <math:mrow>
            <math:mo math:stretchy="false">(</math:mo>
            <math:mi>i</math:mi>
            <math:mo math:stretchy="false">)</math:mo>
          </math:mrow>
        </math:msup>
      </math:mrow>
      <math:msub>
        <math:mrow>
          <math:mo math:stretchy="false">[</math:mo>
          <math:mi>u</math:mi>
          <math:mo math:stretchy="false">]</math:mo>
        </math:mrow>
        <math:mi>n</math:mi>
      </math:msub>
    </math:mrow>
    <math:annotation math:encoding="StarMath 5.0">d = f^(i)[u]_n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ℕ</math:mo>
          <math:mn>0</math:mn>
        </math:msub>
        <math:mo math:stretchy="false">=</math:mo>
        <math:mrow>
          <math:mo math:stretchy="false">{</math:mo>
          <math:mrow>
            <math:mn>0,</math:mn>
            <math:mn>1,</math:mn>
            <math:mn>2,</math:mn>
            <math:mo math:stretchy="false">…</math:mo>
          </math:mrow>
          <math:mo math:stretchy="false">}</math:mo>
        </math:mrow>
      </math:mrow>
      <math:mi>,</math:mi>
      <math:mrow>
        <math:msub>
          <math:mo math:stretchy="false">Σ</math:mo>
          <math:mn>0</math:mn>
        </math:msub>
        <math:mo math:stretchy="false">=</math:mo>
        <math:msubsup>
          <math:mo math:stretchy="false">ℕ</math:mo>
          <math:mn>0</math:mn>
          <math:mn>2</math:mn>
        </math:msubsup>
      </math:mrow>
    </math:mrow>
    <math:annotation math:encoding="StarMath 5.0">setN_0 = lbrace 0, 1, 2, dotslow rbrace,  %SIGMA_0 = setN_0^2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>k</math:mi>
        </math:msub>
        <math:mo math:stretchy="false">=</math:mo>
        <math:mi math:fontstyle="italic">max</math:mi>
      </math:mrow>
      <math:mrow>
        <math:mo math:stretchy="false">{</math:mo>
        <math:mrow>
          <math:msubsup>
            <math:mi>s</math:mi>
            <math:mi>k</math:mi>
            <math:mrow>
              <math:mo math:stretchy="false">(</math:mo>
              <math:mi>i</math:mi>
              <math:mo math:stretchy="false">)</math:mo>
            </math:mrow>
          </math:msubsup>
          <math:mi>,</math:mi>
          <math:mrow>
            <math:mrow>
              <math:msubsup>
                <math:mi>t</math:mi>
                <math:mi>k</math:mi>
                <math:mrow>
                  <math:mo math:stretchy="false">(</math:mo>
                  <math:mi>j</math:mi>
                  <math:mo math:stretchy="false">)</math:mo>
                </math:mrow>
              </math:msubsup>
              <math:mo math:stretchy="false">+</math:mo>
              <math:msub>
                <math:mi>n</math:mi>
                <math:mi>k</math:mi>
              </math:msub>
            </math:mrow>
            <math:mo math:stretchy="false">−</math:mo>
            <math:msubsup>
              <math:mi>p</math:mi>
              <math:mi>k</math:mi>
              <math:mrow>
                <math:mo math:stretchy="false">(</math:mo>
                <math:mi>j</math:mi>
                <math:mo math:stretchy="false">)</math:mo>
              </math:mrow>
            </math:msubsup>
          </math:mrow>
        </math:mrow>
        <math:mo math:stretchy="false">}</math:mo>
      </math:mrow>
      <math:mi>,</math:mi>
      <math:mi/>
      <math:mrow>
        <math:mi>k</math:mi>
        <math:mo math:stretchy="false">=</math:mo>
        <math:mn>1,2</math:mn>
      </math:mrow>
    </math:mrow>
    <math:annotation math:encoding="StarMath 5.0">r_k = max lbrace s_k^(i), t_k^(j) + n_k - p_k^(j) rbrace,~ k={1,2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o math:stretchy="false">(</math:mo>
        <math:mi>F</math:mi>
        <math:mo math:stretchy="false">)</math:mo>
      </math:mrow>
    </math:mrow>
    <math:annotation math:encoding="StarMath 5.0">%DELTA(F)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i>i</math:mi>
        <math:mo math:stretchy="false">∈</math:mo>
        <math:msub>
          <math:mo math:stretchy="false">ℕ</math:mo>
          <math:mn>0</math:mn>
        </math:msub>
      </math:mrow>
      <math:mstyle math:fontstyle="normal">
        <math:mrow>
          <math:mi math:fontstyle="normal">:</math:mi>
        </math:mrow>
      </math:mstyle>
      <math:mi/>
      <math:msub>
        <math:mi math:fontstyle="italic">SP</math:mi>
        <math:mi>k</math:mi>
      </math:msub>
      <math:mrow>
        <math:mrow>
          <math:mo math:stretchy="false">〈</math:mo>
          <math:mi>i</math:mi>
          <math:mo math:stretchy="false">〉</math:mo>
        </math:mrow>
        <math:mo math:stretchy="false">=</math:mo>
        <math:mrow>
          <math:msubsup>
            <math:mi>x</math:mi>
            <math:mi>k</math:mi>
            <math:mrow>
              <math:mrow>
                <math:msub>
                  <math:mi>n</math:mi>
                  <math:mi>k</math:mi>
                </math:msub>
                <math:mo math:stretchy="false">−</math:mo>
                <math:msubsup>
                  <math:mi>s</math:mi>
                  <math:mi>k</math:mi>
                  <math:mrow>
                    <math:mo math:stretchy="false">(</math:mo>
                    <math:mi>i</math:mi>
                    <math:mo math:stretchy="false">)</math:mo>
                  </math:mrow>
                </math:msubsup>
              </math:mrow>
              <math:mo math:stretchy="false">+</math:mo>
              <math:mn>1</math:mn>
            </math:mrow>
          </math:msubsup>
          <math:mo math:stretchy="false">⋅</math:mo>
          <math:msup>
            <math:mi>f</math:mi>
            <math:mrow>
              <math:mo math:stretchy="false">(</math:mo>
              <math:mi>i</math:mi>
              <math:mo math:stretchy="false">)</math:mo>
            </math:mrow>
          </math:msup>
        </math:mrow>
      </math:mrow>
      <math:mi>,</math:mi>
      <math:mi/>
      <math:mrow>
        <math:mi>k</math:mi>
        <math:mo math:stretchy="false">=</math:mo>
        <math:mn>1,2</math:mn>
      </math:mrow>
    </math:mrow>
    <math:annotation math:encoding="StarMath 5.0">forall i in setN_0 nitalic:~SP_k langle i rangle = x_k^{n_k - s_k^(i)+1} cdot f^(i),~ k={1,2}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>n</math:mi>
      <math:mi>,</math:mi>
      <math:mrow>
        <math:mi>m</math:mi>
        <math:mo math:stretchy="false">∈</math:mo>
        <math:msub>
          <math:mo math:stretchy="false">Σ</math:mo>
          <math:mn>0</math:mn>
        </math:msub>
      </math:mrow>
      <math:mstyle math:fontstyle="normal">
        <math:mrow>
          <math:mi math:fontstyle="normal">:</math:mi>
        </math:mrow>
      </math:mstyle>
      <math:mi/>
      <math:mi math:fontstyle="italic">inSD</math:mi>
      <math:mrow>
        <math:mrow>
          <math:mo math:stretchy="false">(</math:mo>
          <math:mrow>
            <math:mi>n</math:mi>
            <math:mi>,</math:mi>
            <math:mi>m</math:mi>
          </math:mrow>
          <math:mo math:stretchy="false">)</math:mo>
        </math:mrow>
        <math:mo math:stretchy="false">=</math:mo>
        <math:mrow>
          <math:mo math:stretchy="true">{</math:mo>
          <math:mrow>
            <math:mtable>
              <math:mtr>
                <math:mrow>
                  <math:mi>j</math:mi>
                  <math:mi>,</math:mi>
                  <math:mi/>
                  <math:mrow>
                    <math:msub>
                      <math:mi>n</math:mi>
                      <math:mi>k</math:mi>
                    </math:msub>
                    <math:mo math:stretchy="false">&lt;</math:mo>
                    <math:mrow>
                      <math:msub>
                        <math:mi>m</math:mi>
                        <math:mi>k</math:mi>
                      </math:msub>
                      <math:mo math:stretchy="false">+</math:mo>
                      <math:msubsup>
                        <math:mi>s</math:mi>
                        <math:mi>k</math:mi>
                        <math:mrow>
                          <math:mo math:stretchy="false">(</math:mo>
                          <math:mrow>
                            <math:mrow>
                              <math:mi>j</math:mi>
                              <math:mo math:stretchy="false">+</math:mo>
                              <math:mi>k</math:mi>
                            </math:mrow>
                            <math:mo math:stretchy="false">−</math:mo>
                            <math:mn>1</math:mn>
                          </math:mrow>
                          <math:mo math:stretchy="false">)</math:mo>
                        </math:mrow>
                      </math:msubsup>
                    </math:mrow>
                  </math:mrow>
                  <math:mi>,</math:mi>
                  <math:mi/>
                  <math:mrow>
                    <math:mi>k</math:mi>
                    <math:mo math:stretchy="false">=</math:mo>
                    <math:mn>1,2</math:mn>
                  </math:mrow>
                </math:mrow>
              </math:mtr>
              <math:mtr>
                <math:mrow>
                  <math:mn>0,</math:mn>
                  <math:mi/>
                  <math:mstyle math:fontstyle="normal">
                    <math:mrow>
                      <math:mi>иначе</math:mi>
                    </math:mrow>
                  </math:mstyle>
                </math:mrow>
              </math:mtr>
            </math:mtable>
          </math:mrow>
        </math:mrow>
      </math:mrow>
    </math:mrow>
    <math:annotation math:encoding="StarMath 5.0">forall n,m in %SIGMA_0 nitalic:~ inSD(n, m) = left lbrace alignl {stack{j,~n_k &lt; m_k + s_k^{(j+k-1)},~k={1,2}# 0,~ nitalic иначе}}  right none 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∈</math:mo>
      <math:msub>
        <math:mo math:stretchy="false">Σ</math:mo>
        <math:mn>0</math:mn>
      </math:msub>
    </math:mrow>
    <math:annotation math:encoding="StarMath 5.0">p in %SIGMA_0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 math:fontstyle="italic">PG</math:mi>
      <math:mo math:stretchy="false">=</math:mo>
      <math:msubsup>
        <math:mrow>
          <math:mo math:stretchy="false">{</math:mo>
          <math:msup>
            <math:mi>p</math:mi>
            <math:mrow>
              <math:mo math:stretchy="false">(</math:mo>
              <math:mi>i</math:mi>
              <math:mo math:stretchy="false">)</math:mo>
            </math:mrow>
          </math:msup>
          <math:mo math:stretchy="false">}</math:mo>
        </math:mrow>
        <math:mrow>
          <math:mi>i</math:mi>
          <math:mo math:stretchy="false">=</math:mo>
          <math:mn>1</math:mn>
        </math:mrow>
        <math:mrow>
          <math:mi>l</math:mi>
          <math:mo math:stretchy="false">−</math:mo>
          <math:mn>1</math:mn>
        </math:mrow>
      </math:msubsup>
    </math:mrow>
    <math:annotation math:encoding="StarMath 5.0">PG = lbrace p^(i) rbrace_{i=1}^{l-1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row>
          <math:mo math:stretchy="false">(</math:mo>
          <math:mn>0,0</math:mn>
          <math:mo math:stretchy="false">)</math:mo>
        </math:mrow>
      </math:mrow>
      <math:mi>,</math:mi>
      <math:mi/>
      <math:mrow>
        <math:mi>F</math:mi>
        <math:mo math:stretchy="false">=</math:mo>
        <math:mrow>
          <math:mo math:stretchy="false">{</math:mo>
          <math:mn>1</math:mn>
          <math:mo math:stretchy="false">}</math:mo>
        </math:mrow>
      </math:mrow>
      <math:mi>,</math:mi>
      <math:mi/>
      <math:mrow>
        <math:mrow>
          <math:mrow>
            <math:mrow>
              <math:mi>G</math:mi>
              <math:mo math:stretchy="false">=</math:mo>
              <math:mi math:fontstyle="italic">DG</math:mi>
            </math:mrow>
            <math:mo math:stretchy="false">=</math:mo>
            <math:mi math:fontstyle="italic">PG</math:mi>
          </math:mrow>
          <math:mo math:stretchy="false">=</math:mo>
          <math:mo math:stretchy="false">Δ</math:mo>
        </math:mrow>
        <math:mo math:stretchy="false">=</math:mo>
        <math:mo math:stretchy="false">∅</math:mo>
      </math:mrow>
    </math:mrow>
    <math:annotation math:encoding="StarMath 5.0">n = (0,0),~ F=lbrace 1 rbrace,~ G=DG=PG=%DELTA=emptyset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i>i</math:mi>
        <math:mo math:stretchy="false">∈</math:mo>
        <math:msub>
          <math:mrow>
            <math:mo math:stretchy="false">[</math:mo>
            <math:mrow>
              <math:mn>1,</math:mn>
              <math:mi>l</math:mi>
            </math:mrow>
            <math:mo math:stretchy="false">]</math:mo>
          </math:mrow>
          <math:mo math:stretchy="false">ℕ</math:mo>
        </math:msub>
      </math:mrow>
      <math:mstyle math:fontstyle="normal">
        <math:mrow>
          <math:mi math:fontstyle="normal">:</math:mi>
        </math:mrow>
      </math:mstyle>
      <math:mi/>
      <math:mi math:fontstyle="italic">if</math:mi>
      <math:mi/>
      <math:mrow>
        <math:mrow>
          <math:mo math:stretchy="false">¬</math:mo>
          <math:mrow>
            <math:mo math:stretchy="false">(</math:mo>
            <math:mrow>
              <math:msup>
                <math:mi>s</math:mi>
                <math:mrow>
                  <math:mo math:stretchy="false">(</math:mo>
                  <math:mi>i</math:mi>
                  <math:mo math:stretchy="false">)</math:mo>
                </math:mrow>
              </math:msup>
              <math:mo math:stretchy="false">≤</math:mo>
              <math:mi>n</math:mi>
            </math:mrow>
            <math:mo math:stretchy="false">)</math:mo>
          </math:mrow>
        </math:mrow>
        <math:mo math:stretchy="false">∨</math:mo>
        <math:mrow>
          <math:mo math:stretchy="false">(</math:mo>
          <math:mrow>
            <math:msup>
              <math:mi>f</math:mi>
              <math:mrow>
                <math:mo math:stretchy="false">(</math:mo>
                <math:mi>i</math:mi>
                <math:mo math:stretchy="false">)</math:mo>
              </math:mrow>
            </math:msup>
            <math:mrow>
              <math:msub>
                <math:mrow>
                  <math:mo math:stretchy="false">[</math:mo>
                  <math:mi>u</math:mi>
                  <math:mo math:stretchy="false">]</math:mo>
                </math:mrow>
                <math:mi>n</math:mi>
              </math:msub>
              <math:mo math:stretchy="false">=</math:mo>
              <math:mn>0</math:mn>
            </math:mrow>
          </math:mrow>
          <math:mo math:stretchy="false">)</math:mo>
        </math:mrow>
      </math:mrow>
      <math:mi/>
      <math:mi math:fontstyle="italic">then</math:mi>
      <math:mi/>
      <math:mrow>
        <math:msup>
          <math:mi>f</math:mi>
          <math:mrow>
            <math:mo math:stretchy="false">(</math:mo>
            <math:mi>i</math:mi>
            <math:mo math:stretchy="false">)</math:mo>
          </math:mrow>
        </math:msup>
        <math:mo math:stretchy="false">∈</math:mo>
        <math:msub>
          <math:mi>F</math:mi>
          <math:mi>V</math:mi>
        </math:msub>
      </math:mrow>
      <math:mi/>
      <math:mi math:fontstyle="italic">else</math:mi>
      <math:mi/>
      <math:mrow>
        <math:msup>
          <math:mi>f</math:mi>
          <math:mrow>
            <math:mo math:stretchy="false">(</math:mo>
            <math:mi>i</math:mi>
            <math:mo math:stretchy="false">)</math:mo>
          </math:mrow>
        </math:msup>
        <math:mo math:stretchy="false">∈</math:mo>
        <math:msub>
          <math:mi>F</math:mi>
          <math:mi>N</math:mi>
        </math:msub>
      </math:mrow>
    </math:mrow>
    <math:annotation math:encoding="StarMath 5.0">forall i in [1, l]_setN nitalic:~if`{neg(s^(i) leslant n)} or {(f^(i)[u]_n = 0)}`then`f^(i) in F_V`else`f^(i) in F_N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aux</math:mi>
        <math:mo math:stretchy="false">∈</math:mo>
        <math:msubsup>
          <math:mo math:stretchy="false">ℕ</math:mo>
          <math:mn>0</math:mn>
          <math:mi>l</math:mi>
        </math:msubsup>
      </math:mrow>
      <math:mi>,</math:mi>
      <math:mi/>
      <math:mrow>
        <math:mi math:fontstyle="italic">aux</math:mi>
        <math:mo math:stretchy="false">=</math:mo>
        <math:mover math:accent="true">
          <math:mn>0</math:mn>
          <math:mo math:stretchy="false">ˉ</math:mo>
        </math:mover>
      </math:mrow>
    </math:mrow>
    <math:annotation math:encoding="StarMath 5.0">aux in setN_0^l,~ aux = bar{0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o math:stretchy="false">Σ</math:mo>
      <math:mn>0</math:mn>
    </math:msub>
    <math:annotation math:encoding="StarMath 5.0">%SIGMA_0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sup>
          <math:mi>f</math:mi>
          <math:mrow>
            <math:mo math:stretchy="false">(</math:mo>
            <math:mi>i</math:mi>
            <math:mo math:stretchy="false">)</math:mo>
          </math:mrow>
        </math:msup>
        <math:mo math:stretchy="false">∈</math:mo>
        <math:msub>
          <math:mi>F</math:mi>
          <math:mi>N</math:mi>
        </math:msub>
      </math:mrow>
      <math:mstyle math:fontstyle="normal">
        <math:mrow>
          <math:mi math:fontstyle="normal">:</math:mi>
        </math:mrow>
      </math:mstyle>
      <math:mi/>
      <math:mi math:fontstyle="italic">aux</math:mi>
      <math:mrow>
        <math:mrow>
          <math:mo math:stretchy="false">[</math:mo>
          <math:mi>i</math:mi>
          <math:mo math:stretchy="false">]</math:mo>
        </math:mrow>
        <math:mo math:stretchy="false">=</math:mo>
        <math:mi math:fontstyle="italic">inSD</math:mi>
      </math:mrow>
      <math:mrow>
        <math:mo math:stretchy="false">(</math:mo>
        <math:mrow>
          <math:mi>n</math:mi>
          <math:mi>,</math:mi>
          <math:msup>
            <math:mi>s</math:mi>
            <math:mrow>
              <math:mo math:stretchy="false">(</math:mo>
              <math:mi>i</math:mi>
              <math:mo math:stretchy="false">)</math:mo>
            </math:mrow>
          </math:msup>
        </math:mrow>
        <math:mo math:stretchy="false">)</math:mo>
      </math:mrow>
    </math:mrow>
    <math:annotation math:encoding="StarMath 5.0">forall f^(i) in F_N nitalic:~aux[i] = inSD(n, s^(i))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i math:fontstyle="italic">if</math:mi>
      <math:mi/>
      <math:mo math:stretchy="false">∀</math:mo>
      <math:mrow>
        <math:msup>
          <math:mi>f</math:mi>
          <math:mrow>
            <math:mo math:stretchy="false">(</math:mo>
            <math:mi>i</math:mi>
            <math:mo math:stretchy="false">)</math:mo>
          </math:mrow>
        </math:msup>
        <math:mo math:stretchy="false">∈</math:mo>
        <math:msub>
          <math:mi>F</math:mi>
          <math:mi>N</math:mi>
        </math:msub>
      </math:mrow>
      <math:mstyle math:fontstyle="normal">
        <math:mrow>
          <math:mi math:fontstyle="normal">:</math:mi>
        </math:mrow>
      </math:mstyle>
      <math:mi/>
      <math:mi math:fontstyle="italic">aux</math:mi>
      <math:mrow>
        <math:mrow>
          <math:mo math:stretchy="false">[</math:mo>
          <math:mi>i</math:mi>
          <math:mo math:stretchy="false">]</math:mo>
        </math:mrow>
        <math:mo math:stretchy="false">≠</math:mo>
        <math:mn>0</math:mn>
      </math:mrow>
      <math:mi/>
      <math:mi math:fontstyle="italic">then</math:mi>
      <math:mi/>
      <math:mrow>
        <math:mo math:stretchy="false">[</math:mo>
        <math:mrow>
          <math:mo math:stretchy="false">∀</math:mo>
          <math:mrow>
            <math:msup>
              <math:mi>f</math:mi>
              <math:mrow>
                <math:mo math:stretchy="false">(</math:mo>
                <math:mi>i</math:mi>
                <math:mo math:stretchy="false">)</math:mo>
              </math:mrow>
            </math:msup>
            <math:mo math:stretchy="false">∈</math:mo>
            <math:msub>
              <math:mi>F</math:mi>
              <math:mi>N</math:mi>
            </math:msub>
          </math:mrow>
          <math:mstyle math:fontstyle="normal">
            <math:mrow>
              <math:mi math:fontstyle="normal">:</math:mi>
            </math:mrow>
          </math:mstyle>
          <math:mi/>
          <math:mrow>
            <math:msup>
              <math:mi>f</math:mi>
              <math:mrow>
                <math:mo math:stretchy="false">(</math:mo>
                <math:mi>i</math:mi>
                <math:mo math:stretchy="false">)</math:mo>
              </math:mrow>
            </math:msup>
            <math:mo math:stretchy="false">=</math:mo>
            <math:mi math:fontstyle="italic">BP</math:mi>
          </math:mrow>
          <math:mrow>
            <math:mo math:stretchy="false">〈</math:mo>
            <math:mrow>
              <math:mi>i</math:mi>
              <math:mi>,</math:mi>
              <math:mi math:fontstyle="italic">aux</math:mi>
              <math:mrow>
                <math:mo math:stretchy="false">[</math:mo>
                <math:mi>i</math:mi>
                <math:mo math:stretchy="false">]</math:mo>
              </math:mrow>
            </math:mrow>
            <math:mo math:stretchy="false">〉</math:mo>
          </math:mrow>
          <math:mi>;</math:mi>
          <math:mi/>
          <math:mi math:fontstyle="italic">goto</math:mi>
          <math:mi/>
          <math:mstyle math:fontstyle="normal">
            <math:mrow>
              <math:mi>Шаг</math:mi>
            </math:mrow>
          </math:mstyle>
          <math:mn>6</math:mn>
        </math:mrow>
        <math:mo math:stretchy="false">]</math:mo>
      </math:mrow>
    </math:mrow>
    <math:annotation math:encoding="StarMath 5.0">if` forall f^(i) in F_N nitalic:~ aux[i] &lt;&gt; 0` then` [forall f^(i) in F_N nitalic:~ f^(i) = BP langle i, aux[i] rangle;` goto` nitalic Шаг 6]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sub>
      <math:mo math:stretchy="false">Δ</math:mo>
      <math:mi math:fontstyle="italic">new</math:mi>
    </math:msub>
    <math:annotation math:encoding="StarMath 5.0">%DELTA_new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sup>
          <math:mi>s</math:mi>
          <math:mn>1</math:mn>
          <math:mrow>
            <math:mo math:stretchy="false">(</math:mo>
            <math:mi>i</math:mi>
            <math:mo math:stretchy="false">)</math:mo>
          </math:mrow>
        </math:msubsup>
        <math:mi>,</math:mi>
        <math:msubsup>
          <math:mi>s</math:mi>
          <math:mn>2</math:mn>
          <math:mrow>
            <math:mo math:stretchy="false">(</math:mo>
            <math:mi>i</math:mi>
            <math:mo math:stretchy="false">)</math:mo>
          </math:mrow>
        </math:msubsup>
      </math:mrow>
      <math:mo math:stretchy="false">)</math:mo>
    </math:mrow>
    <math:annotation math:encoding="StarMath 5.0">(s_1^(i), s_2^(i))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f</math:mi>
          <math:mrow>
            <math:mo math:stretchy="false">(</math:mo>
            <math:mi>i</math:mi>
            <math:mo math:stretchy="false">)</math:mo>
          </math:mrow>
        </math:msup>
        <math:mo math:stretchy="false">∈</math:mo>
        <math:msub>
          <math:mi>F</math:mi>
          <math:mi>V</math:mi>
        </math:msub>
      </math:mrow>
      <math:mo math:stretchy="false">∨</math:mo>
      <math:mrow>
        <math:mi math:fontstyle="italic">aux</math:mi>
        <math:mrow>
          <math:mrow>
            <math:mo math:stretchy="false">[</math:mo>
            <math:mi>i</math:mi>
            <math:mo math:stretchy="false">]</math:mo>
          </math:mrow>
          <math:mo math:stretchy="false">≠</math:mo>
          <math:mn>0</math:mn>
        </math:mrow>
      </math:mrow>
    </math:mrow>
    <math:annotation math:encoding="StarMath 5.0">{f^(i) in F_V} or {aux[i] &lt;&gt; 0}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row>
          <math:mrow>
            <math:msub>
              <math:mi>n</math:mi>
              <math:mn>1</math:mn>
            </math:msub>
            <math:mo math:stretchy="false">−</math:mo>
            <math:msubsup>
              <math:mi>s</math:mi>
              <math:mn>1</math:mn>
              <math:mrow>
                <math:mo math:stretchy="false">(</math:mo>
                <math:mi>i</math:mi>
                <math:mo math:stretchy="false">)</math:mo>
              </math:mrow>
            </math:msubsup>
          </math:mrow>
          <math:mo math:stretchy="false">+</math:mo>
          <math:mn>1,</math:mn>
        </math:mrow>
        <math:mrow>
          <math:mrow>
            <math:msub>
              <math:mi>n</math:mi>
              <math:mn>2</math:mn>
            </math:msub>
            <math:mo math:stretchy="false">−</math:mo>
            <math:msubsup>
              <math:mi>s</math:mi>
              <math:mn>2</math:mn>
              <math:mrow>
                <math:mo math:stretchy="false">(</math:mo>
                <math:mrow>
                  <math:mi>i</math:mi>
                  <math:mo math:stretchy="false">+</math:mo>
                  <math:mn>1</math:mn>
                </math:mrow>
                <math:mo math:stretchy="false">)</math:mo>
              </math:mrow>
            </math:msubsup>
          </math:mrow>
          <math:mo math:stretchy="false">+</math:mo>
          <math:mn>1</math:mn>
        </math:mrow>
      </math:mrow>
      <math:mo math:stretchy="false">)</math:mo>
    </math:mrow>
    <math:annotation math:encoding="StarMath 5.0">(n_1 - s_1^(i) + 1, n_2 - s_2^(i+1) + 1)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row>
        <math:mi>i</math:mi>
        <math:mo math:stretchy="false">∈</math:mo>
        <math:msub>
          <math:mrow>
            <math:mo math:stretchy="false">[</math:mo>
            <math:mrow>
              <math:mn>1,</math:mn>
              <math:mrow>
                <math:mi>l</math:mi>
                <math:mo math:stretchy="false">−</math:mo>
                <math:mn>1</math:mn>
              </math:mrow>
            </math:mrow>
            <math:mo math:stretchy="false">]</math:mo>
          </math:mrow>
          <math:mo math:stretchy="false">ℕ</math:mo>
        </math:msub>
      </math:mrow>
      <math:mstyle math:fontstyle="normal">
        <math:mrow>
          <math:mi math:fontstyle="normal">:</math:mi>
        </math:mrow>
      </math:mstyle>
      <math:mi/>
      <math:msup>
        <math:mi>f</math:mi>
        <math:mrow>
          <math:mo math:stretchy="false">(</math:mo>
          <math:mi>i</math:mi>
          <math:mo math:stretchy="false">)</math:mo>
        </math:mrow>
      </math:msup>
      <math:mi>,</math:mi>
      <math:mrow>
        <math:msup>
          <math:mi>f</math:mi>
          <math:mrow>
            <math:mo math:stretchy="false">(</math:mo>
            <math:mrow>
              <math:mi>i</math:mi>
              <math:mo math:stretchy="false">+</math:mo>
              <math:mn>1</math:mn>
            </math:mrow>
            <math:mo math:stretchy="false">)</math:mo>
          </math:mrow>
        </math:msup>
        <math:mo math:stretchy="false">∈</math:mo>
        <math:msub>
          <math:mi>F</math:mi>
          <math:mi>N</math:mi>
        </math:msub>
      </math:mrow>
    </math:mrow>
    <math:annotation math:encoding="StarMath 5.0">exists i in [1, l - 1]_setN nitalic:~ f^(i), f^(i+1) in F_N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row>
          <math:mrow>
            <math:msub>
              <math:mi>n</math:mi>
              <math:mn>1</math:mn>
            </math:msub>
            <math:mo math:stretchy="false">−</math:mo>
            <math:msubsup>
              <math:mi>s</math:mi>
              <math:mn>1</math:mn>
              <math:mrow>
                <math:mo math:stretchy="false">(</math:mo>
                <math:mi>i</math:mi>
                <math:mo math:stretchy="false">)</math:mo>
              </math:mrow>
            </math:msubsup>
          </math:mrow>
          <math:mo math:stretchy="false">+</math:mo>
          <math:mn>1,</math:mn>
        </math:mrow>
        <math:msubsup>
          <math:mi>s</math:mi>
          <math:mn>2</math:mn>
          <math:mrow>
            <math:mo math:stretchy="false">(</math:mo>
            <math:mi>j</math:mi>
            <math:mo math:stretchy="false">)</math:mo>
          </math:mrow>
        </math:msubsup>
      </math:mrow>
      <math:mo math:stretchy="false">)</math:mo>
    </math:mrow>
    <math:annotation math:encoding="StarMath 5.0">(n_1 - s_1^(i) + 1, s_2^(j))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sup>
        <math:mi>f</math:mi>
        <math:mrow>
          <math:mo math:stretchy="false">(</math:mo>
          <math:mi>i</math:mi>
          <math:mo math:stretchy="false">)</math:mo>
        </math:mrow>
      </math:msup>
      <math:mi>,</math:mi>
      <math:mrow>
        <math:msup>
          <math:mi>f</math:mi>
          <math:mrow>
            <math:mo math:stretchy="false">(</math:mo>
            <math:mi>j</math:mi>
            <math:mo math:stretchy="false">)</math:mo>
          </math:mrow>
        </math:msup>
        <math:mo math:stretchy="false">∈</math:mo>
        <math:msub>
          <math:mi>F</math:mi>
          <math:mi>N</math:mi>
        </math:msub>
      </math:mrow>
      <math:mstyle math:fontstyle="normal">
        <math:mrow>
          <math:mi math:fontstyle="normal">:</math:mi>
        </math:mrow>
      </math:mstyle>
      <math:mi/>
      <math:mrow>
        <math:mrow>
          <math:mo math:stretchy="false">(</math:mo>
          <math:mrow>
            <math:mi>n</math:mi>
            <math:mo math:stretchy="false">≤</math:mo>
            <math:mrow>
              <math:msup>
                <math:mi>s</math:mi>
                <math:mrow>
                  <math:mo math:stretchy="false">(</math:mo>
                  <math:mi>i</math:mi>
                  <math:mo math:stretchy="false">)</math:mo>
                </math:mrow>
              </math:msup>
              <math:mo math:stretchy="false">+</math:mo>
              <math:msup>
                <math:mi>s</math:mi>
                <math:mrow>
                  <math:mo math:stretchy="false">(</math:mo>
                  <math:mi>j</math:mi>
                  <math:mo math:stretchy="false">)</math:mo>
                </math:mrow>
              </math:msup>
            </math:mrow>
          </math:mrow>
          <math:mo math:stretchy="false">)</math:mo>
        </math:mrow>
        <math:mo math:stretchy="false">∧</math:mo>
        <math:mrow>
          <math:mo math:stretchy="false">∀</math:mo>
          <math:mrow>
            <math:mi>k</math:mi>
            <math:mo math:stretchy="false">∈</math:mo>
            <math:mrow>
              <math:mo math:stretchy="false">[</math:mo>
              <math:mrow>
                <math:mi>i</math:mi>
                <math:mi>,</math:mi>
                <math:mi>l</math:mi>
              </math:mrow>
              <math:mo math:stretchy="false">]</math:mo>
            </math:mrow>
          </math:mrow>
          <math:mstyle math:fontstyle="normal">
            <math:mrow>
              <math:mi math:fontstyle="normal">:</math:mi>
            </math:mrow>
          </math:mstyle>
          <math:mi/>
          <math:mrow>
            <math:msub>
              <math:mi>n</math:mi>
              <math:mn>2</math:mn>
            </math:msub>
            <math:mo math:stretchy="false">&lt;</math:mo>
            <math:mrow>
              <math:msubsup>
                <math:mi>s</math:mi>
                <math:mn>2</math:mn>
                <math:mrow>
                  <math:mo math:stretchy="false">(</math:mo>
                  <math:mi>k</math:mi>
                  <math:mo math:stretchy="false">)</math:mo>
                </math:mrow>
              </math:msubsup>
              <math:mo math:stretchy="false">+</math:mo>
              <math:msubsup>
                <math:mi>s</math:mi>
                <math:mn>2</math:mn>
                <math:mrow>
                  <math:mo math:stretchy="false">(</math:mo>
                  <math:mi>j</math:mi>
                  <math:mo math:stretchy="false">)</math:mo>
                </math:mrow>
              </math:msubsup>
            </math:mrow>
          </math:mrow>
        </math:mrow>
      </math:mrow>
    </math:mrow>
    <math:annotation math:encoding="StarMath 5.0">exists f^(i), f^(j) in F_N nitalic:~ (n leslant {s^(i) + s^(j)}) and {forall k in [i,l] nitalic:~ n_2 &lt; {s_2^(k) + s_2^(j)}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sup>
          <math:mi>s</math:mi>
          <math:mn>1</math:mn>
          <math:mrow>
            <math:mo math:stretchy="false">(</math:mo>
            <math:mi>i</math:mi>
            <math:mo math:stretchy="false">)</math:mo>
          </math:mrow>
        </math:msubsup>
        <math:mi>,</math:mi>
        <math:mrow>
          <math:mrow>
            <math:msub>
              <math:mi>n</math:mi>
              <math:mn>2</math:mn>
            </math:msub>
            <math:mo math:stretchy="false">−</math:mo>
            <math:msubsup>
              <math:mi>s</math:mi>
              <math:mn>2</math:mn>
              <math:mrow>
                <math:mo math:stretchy="false">(</math:mo>
                <math:mi>j</math:mi>
                <math:mo math:stretchy="false">)</math:mo>
              </math:mrow>
            </math:msubsup>
          </math:mrow>
          <math:mo math:stretchy="false">+</math:mo>
          <math:mn>1</math:mn>
        </math:mrow>
      </math:mrow>
      <math:mo math:stretchy="false">)</math:mo>
    </math:mrow>
    <math:annotation math:encoding="StarMath 5.0">(s_1^(i), n_2 - s_2^(j) + 1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>n</math:mi>
      <math:mi>,</math:mi>
      <math:mrow>
        <math:mi>m</math:mi>
        <math:mo math:stretchy="false">∈</math:mo>
        <math:msub>
          <math:mo math:stretchy="false">Σ</math:mo>
          <math:mn>0</math:mn>
        </math:msub>
      </math:mrow>
      <math:mstyle math:fontstyle="normal">
        <math:mrow>
          <math:mi math:fontstyle="normal">:</math:mi>
        </math:mrow>
      </math:mstyle>
      <math:mi/>
      <math:mrow>
        <math:mi>n</math:mi>
        <math:mo math:stretchy="false">&lt;</math:mo>
        <math:mi>m</math:mi>
      </math:mrow>
    </math:mrow>
    <math:annotation math:encoding="StarMath 5.0">forall n,m in %SIGMA_0 nitalic:~n &lt; m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sup>
        <math:mi>f</math:mi>
        <math:mrow>
          <math:mo math:stretchy="false">(</math:mo>
          <math:mi>i</math:mi>
          <math:mo math:stretchy="false">)</math:mo>
        </math:mrow>
      </math:msup>
      <math:mi>,</math:mi>
      <math:mrow>
        <math:msup>
          <math:mi>f</math:mi>
          <math:mrow>
            <math:mo math:stretchy="false">(</math:mo>
            <math:mi>j</math:mi>
            <math:mo math:stretchy="false">)</math:mo>
          </math:mrow>
        </math:msup>
        <math:mo math:stretchy="false">∈</math:mo>
        <math:msub>
          <math:mi>F</math:mi>
          <math:mi>N</math:mi>
        </math:msub>
      </math:mrow>
      <math:mstyle math:fontstyle="normal">
        <math:mrow>
          <math:mi math:fontstyle="normal">:</math:mi>
        </math:mrow>
      </math:mstyle>
      <math:mi/>
      <math:mrow>
        <math:mrow>
          <math:mo math:stretchy="false">(</math:mo>
          <math:mrow>
            <math:mi>n</math:mi>
            <math:mo math:stretchy="false">≤</math:mo>
            <math:mrow>
              <math:msup>
                <math:mi>s</math:mi>
                <math:mrow>
                  <math:mo math:stretchy="false">(</math:mo>
                  <math:mi>i</math:mi>
                  <math:mo math:stretchy="false">)</math:mo>
                </math:mrow>
              </math:msup>
              <math:mo math:stretchy="false">+</math:mo>
              <math:msup>
                <math:mi>s</math:mi>
                <math:mrow>
                  <math:mo math:stretchy="false">(</math:mo>
                  <math:mi>j</math:mi>
                  <math:mo math:stretchy="false">)</math:mo>
                </math:mrow>
              </math:msup>
            </math:mrow>
          </math:mrow>
          <math:mo math:stretchy="false">)</math:mo>
        </math:mrow>
        <math:mo math:stretchy="false">∧</math:mo>
        <math:mrow>
          <math:mo math:stretchy="false">∀</math:mo>
          <math:mrow>
            <math:mi>k</math:mi>
            <math:mo math:stretchy="false">∈</math:mo>
            <math:mrow>
              <math:mo math:stretchy="false">[</math:mo>
              <math:mrow>
                <math:mn>1,</math:mn>
                <math:mi>j</math:mi>
              </math:mrow>
              <math:mo math:stretchy="false">]</math:mo>
            </math:mrow>
          </math:mrow>
          <math:mstyle math:fontstyle="normal">
            <math:mrow>
              <math:mi math:fontstyle="normal">:</math:mi>
            </math:mrow>
          </math:mstyle>
          <math:mi/>
          <math:mrow>
            <math:msub>
              <math:mi>n</math:mi>
              <math:mn>1</math:mn>
            </math:msub>
            <math:mo math:stretchy="false">&lt;</math:mo>
            <math:mrow>
              <math:msubsup>
                <math:mi>s</math:mi>
                <math:mn>1</math:mn>
                <math:mrow>
                  <math:mo math:stretchy="false">(</math:mo>
                  <math:mi>k</math:mi>
                  <math:mo math:stretchy="false">)</math:mo>
                </math:mrow>
              </math:msubsup>
              <math:mo math:stretchy="false">+</math:mo>
              <math:msubsup>
                <math:mi>s</math:mi>
                <math:mn>1</math:mn>
                <math:mrow>
                  <math:mo math:stretchy="false">(</math:mo>
                  <math:mi>i</math:mi>
                  <math:mo math:stretchy="false">)</math:mo>
                </math:mrow>
              </math:msubsup>
            </math:mrow>
          </math:mrow>
        </math:mrow>
      </math:mrow>
    </math:mrow>
    <math:annotation math:encoding="StarMath 5.0">exists f^(i), f^(j) in F_N nitalic:~ (n leslant {s^(i) + s^(j)}) and {forall k in [1,j] nitalic:~ n_1 &lt; {s_1^(k) + s_1^(i)}}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i math:fontstyle="italic">BP</math:mi>
      <math:mrow>
        <math:mo math:stretchy="false">〈</math:mo>
        <math:mrow>
          <math:mi>k</math:mi>
          <math:mi>,</math:mi>
          <math:mi>i</math:mi>
        </math:mrow>
        <math:mo math:stretchy="false">〉</math:mo>
      </math:mrow>
    </math:mrow>
    <math:annotation math:encoding="StarMath 5.0">BP langle k,i rangle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sub>
      <math:mo math:stretchy="false">Δ</math:mo>
      <math:mi math:fontstyle="italic">new</math:mi>
    </math:msub>
    <math:annotation math:encoding="StarMath 5.0">%DELTA_new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 math:fontstyle="italic">BP</math:mi>
      <math:mrow>
        <math:mo math:stretchy="false">〈</math:mo>
        <math:mrow>
          <math:mi>i</math:mi>
          <math:mi>,</math:mi>
          <math:mi math:fontstyle="italic">aux</math:mi>
          <math:mrow>
            <math:mo math:stretchy="false">[</math:mo>
            <math:mi>i</math:mi>
            <math:mo math:stretchy="false">]</math:mo>
          </math:mrow>
        </math:mrow>
        <math:mo math:stretchy="false">〉</math:mo>
      </math:mrow>
    </math:mrow>
    <math:annotation math:encoding="StarMath 5.0">BP langle i, aux[i] rangle 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sup>
          <math:mi>s</math:mi>
          <math:mn>1</math:mn>
          <math:mrow>
            <math:mo math:stretchy="false">(</math:mo>
            <math:mi>i</math:mi>
            <math:mo math:stretchy="false">)</math:mo>
          </math:mrow>
        </math:msubsup>
        <math:mi>,</math:mi>
        <math:msubsup>
          <math:mi>s</math:mi>
          <math:mn>2</math:mn>
          <math:mrow>
            <math:mo math:stretchy="false">(</math:mo>
            <math:mi>i</math:mi>
            <math:mo math:stretchy="false">)</math:mo>
          </math:mrow>
        </math:msubsup>
      </math:mrow>
      <math:mo math:stretchy="false">)</math:mo>
    </math:mrow>
    <math:annotation math:encoding="StarMath 5.0">(s_1^(i), s_2^(i)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row>
              <math:msub>
                <math:mi>n</math:mi>
                <math:mn>1</math:mn>
              </math:msub>
              <math:mo math:stretchy="false">−</math:mo>
              <math:msubsup>
                <math:mi>s</math:mi>
                <math:mn>1</math:mn>
                <math:mrow>
                  <math:mo math:stretchy="false">(</math:mo>
                  <math:mi>i</math:mi>
                  <math:mo math:stretchy="false">)</math:mo>
                </math:mrow>
              </math:msubsup>
            </math:mrow>
            <math:mo math:stretchy="false">+</math:mo>
            <math:mn>1,</math:mn>
          </math:mrow>
          <math:mrow>
            <math:mrow>
              <math:msub>
                <math:mi>n</math:mi>
                <math:mn>2</math:mn>
              </math:msub>
              <math:mo math:stretchy="false">−</math:mo>
              <math:msubsup>
                <math:mi>s</math:mi>
                <math:mn>2</math:mn>
                <math:mrow>
                  <math:mo math:stretchy="false">(</math:mo>
                  <math:mrow>
                    <math:mi>i</math:mi>
                    <math:mo math:stretchy="false">+</math:mo>
                    <math:mn>1</math:mn>
                  </math:mrow>
                  <math:mo math:stretchy="false">)</math:mo>
                </math:mrow>
              </math:msubsup>
            </math:mrow>
            <math:mo math:stretchy="false">+</math:mo>
            <math:mn>1</math:mn>
          </math:mrow>
        </math:mrow>
        <math:mo math:stretchy="false">)</math:mo>
      </math:mrow>
      <math:mo math:stretchy="false">=</math:mo>
      <math:mi>t</math:mi>
    </math:mrow>
    <math:annotation math:encoding="StarMath 5.0">(n_1 - s_1^(i) + 1, n_2 - s_2^(i+1) + 1) = t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>k</math:mi>
      <math:mstyle math:fontstyle="normal">
        <math:mrow>
          <math:mi math:fontstyle="normal">:</math:mi>
        </math:mrow>
      </math:mstyle>
      <math:mi/>
      <math:mrow>
        <math:mrow>
          <math:msup>
            <math:mi>f</math:mi>
            <math:mrow>
              <math:mo math:stretchy="false">(</math:mo>
              <math:mi>k</math:mi>
              <math:mo math:stretchy="false">)</math:mo>
            </math:mrow>
          </math:msup>
          <math:mo math:stretchy="false">∈</math:mo>
          <math:mrow>
            <math:msub>
              <math:mi>F</math:mi>
              <math:mi>N</math:mi>
            </math:msub>
            <math:mo math:stretchy="false">∧</math:mo>
            <math:msup>
              <math:mi>s</math:mi>
              <math:mrow>
                <math:mo math:stretchy="false">(</math:mo>
                <math:mi>k</math:mi>
                <math:mo math:stretchy="false">)</math:mo>
              </math:mrow>
            </math:msup>
          </math:mrow>
        </math:mrow>
        <math:mo math:stretchy="false">&lt;</math:mo>
        <math:mi>t</math:mi>
      </math:mrow>
    </math:mrow>
    <math:annotation math:encoding="StarMath 5.0">k nitalic :~f^(k) in F_N and s^(k) &lt; t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row>
          <math:mrow>
            <math:msub>
              <math:mi>n</math:mi>
              <math:mn>1</math:mn>
            </math:msub>
            <math:mo math:stretchy="false">−</math:mo>
            <math:msubsup>
              <math:mi>s</math:mi>
              <math:mn>1</math:mn>
              <math:mrow>
                <math:mo math:stretchy="false">(</math:mo>
                <math:mi>i</math:mi>
                <math:mo math:stretchy="false">)</math:mo>
              </math:mrow>
            </math:msubsup>
          </math:mrow>
          <math:mo math:stretchy="false">+</math:mo>
          <math:mn>1,</math:mn>
        </math:mrow>
        <math:msubsup>
          <math:mi>s</math:mi>
          <math:mn>2</math:mn>
          <math:mrow>
            <math:mo math:stretchy="false">(</math:mo>
            <math:mi>j</math:mi>
            <math:mo math:stretchy="false">)</math:mo>
          </math:mrow>
        </math:msubsup>
      </math:mrow>
      <math:mo math:stretchy="false">)</math:mo>
    </math:mrow>
    <math:annotation math:encoding="StarMath 5.0">(n_1 - s_1^(i) + 1, s_2^(j))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row>
        <math:mtable>
          <math:mtr>
            <math:mtd>
              <math:mrow>
                <math:mi math:fontstyle="italic">BP</math:mi>
                <math:mrow>
                  <math:mo math:stretchy="false">〈</math:mo>
                  <math:mrow>
                    <math:mi>j</math:mi>
                    <math:mi>,</math:mi>
                    <math:mi>i</math:mi>
                  </math:mrow>
                  <math:mo math:stretchy="false">〉</math:mo>
                </math:mrow>
                <math:mi>,</math:mi>
              </math:mrow>
            </math:mtd>
            <math:mtd>
              <math:mrow>
                <math:mi>i</math:mi>
                <math:mo math:stretchy="false">≠</math:mo>
                <math:mi>l</math:mi>
              </math:mrow>
            </math:mtd>
          </math:mtr>
          <math:mtr>
            <math:mtd>
              <math:mrow>
                <math:msub>
                  <math:mi math:fontstyle="italic">SP</math:mi>
                  <math:mn>1</math:mn>
                </math:msub>
                <math:mrow>
                  <math:mo math:stretchy="false">〈</math:mo>
                  <math:mi>j</math:mi>
                  <math:mo math:stretchy="false">〉</math:mo>
                </math:mrow>
                <math:mi>,</math:mi>
              </math:mrow>
            </math:mtd>
            <math:mtd>
              <math:mstyle math:fontstyle="normal">
                <math:mrow>
                  <math:mi>иначе</math:mi>
                </math:mrow>
              </math:mstyle>
            </math:mtd>
          </math:mtr>
        </math:mtable>
      </math:mrow>
    </math:mrow>
    <math:annotation math:encoding="StarMath 5.0">left lbrace alignl{ matrix{ BP langle j,i rangle,  # i &lt;&gt; l ##
SP_1 langle j rangle, # nitalic иначе } } right none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sup>
          <math:mi>s</math:mi>
          <math:mn>1</math:mn>
          <math:mrow>
            <math:mo math:stretchy="false">(</math:mo>
            <math:mi>i</math:mi>
            <math:mo math:stretchy="false">)</math:mo>
          </math:mrow>
        </math:msubsup>
        <math:mi>,</math:mi>
        <math:mrow>
          <math:mrow>
            <math:msub>
              <math:mi>n</math:mi>
              <math:mn>2</math:mn>
            </math:msub>
            <math:mo math:stretchy="false">−</math:mo>
            <math:msubsup>
              <math:mi>s</math:mi>
              <math:mn>2</math:mn>
              <math:mrow>
                <math:mo math:stretchy="false">(</math:mo>
                <math:mi>j</math:mi>
                <math:mo math:stretchy="false">)</math:mo>
              </math:mrow>
            </math:msubsup>
          </math:mrow>
          <math:mo math:stretchy="false">+</math:mo>
          <math:mn>1</math:mn>
        </math:mrow>
      </math:mrow>
      <math:mo math:stretchy="false">)</math:mo>
    </math:mrow>
    <math:annotation math:encoding="StarMath 5.0">(s_1^(i), n_2 - s_2^(j) + 1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o math:stretchy="false">Σ</math:mo>
      <math:mn>0</math:mn>
    </math:msub>
    <math:annotation math:encoding="StarMath 5.0">%SIGMA_0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row>
        <math:mtable>
          <math:mtr>
            <math:mtd>
              <math:mrow>
                <math:mi math:fontstyle="italic">BP</math:mi>
                <math:mrow>
                  <math:mo math:stretchy="false">〈</math:mo>
                  <math:mrow>
                    <math:mi>i</math:mi>
                    <math:mi>,</math:mi>
                    <math:mrow>
                      <math:mi>j</math:mi>
                      <math:mo math:stretchy="false">−</math:mo>
                      <math:mn>1</math:mn>
                    </math:mrow>
                  </math:mrow>
                  <math:mo math:stretchy="false">〉</math:mo>
                </math:mrow>
                <math:mi>,</math:mi>
              </math:mrow>
            </math:mtd>
            <math:mtd>
              <math:mrow>
                <math:mi>j</math:mi>
                <math:mo math:stretchy="false">≠</math:mo>
                <math:mn>1</math:mn>
              </math:mrow>
            </math:mtd>
          </math:mtr>
          <math:mtr>
            <math:mtd>
              <math:mrow>
                <math:msub>
                  <math:mi math:fontstyle="italic">SP</math:mi>
                  <math:mn>2</math:mn>
                </math:msub>
                <math:mrow>
                  <math:mo math:stretchy="false">〈</math:mo>
                  <math:mi>i</math:mi>
                  <math:mo math:stretchy="false">〉</math:mo>
                </math:mrow>
                <math:mi>,</math:mi>
              </math:mrow>
            </math:mtd>
            <math:mtd>
              <math:mstyle math:fontstyle="normal">
                <math:mrow>
                  <math:mi>иначе</math:mi>
                </math:mrow>
              </math:mstyle>
            </math:mtd>
          </math:mtr>
        </math:mtable>
      </math:mrow>
    </math:mrow>
    <math:annotation math:encoding="StarMath 5.0">left lbrace alignl{ matrix{ BP langle i, j-1 rangle,  # j &lt;&gt; 1 ##
SP_2 langle i rangle, # nitalic иначе } } right none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sub>
      <math:mi>G</math:mi>
      <math:mi math:fontstyle="italic">new</math:mi>
    </math:msub>
    <math:annotation math:encoding="StarMath 5.0">G_new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new</math:mi>
      </math:msub>
      <math:mo math:stretchy="false">⊂</math:mo>
      <math:mrow>
        <math:mi>G</math:mi>
        <math:mo math:stretchy="false">∪</math:mo>
        <math:msub>
          <math:mi>F</math:mi>
          <math:mi>N</math:mi>
        </math:msub>
      </math:mrow>
    </math:mrow>
    <math:annotation math:encoding="StarMath 5.0">G_new subset G union F_N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∣</math:mo>
        <math:msub>
          <math:mi>G</math:mi>
          <math:mi math:fontstyle="italic">new</math:mi>
        </math:msub>
        <math:mo math:stretchy="false">∣</math:mo>
      </math:mrow>
      <math:mo math:stretchy="false">=</math:mo>
      <math:mrow>
        <math:mrow>
          <math:mo math:stretchy="false">∣</math:mo>
          <math:mi>F</math:mi>
          <math:mo math:stretchy="false">∣</math:mo>
        </math:mrow>
        <math:mo math:stretchy="false">−</math:mo>
        <math:mn>1</math:mn>
      </math:mrow>
    </math:mrow>
    <math:annotation math:encoding="StarMath 5.0">lline G_new rline = lline F rline - 1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row>
          <math:mi>n</math:mi>
          <math:mo math:stretchy="false">+</math:mo>
          <math:mn>1</math:mn>
        </math:mrow>
      </math:mrow>
      <math:mi>;</math:mi>
      <math:mi math:fontstyle="italic">if</math:mi>
      <math:mi/>
      <math:mrow>
        <math:mi>n</math:mi>
        <math:mo math:stretchy="false">=</math:mo>
        <math:mi>p</math:mi>
      </math:mrow>
      <math:mi/>
      <math:mi math:fontstyle="italic">then</math:mi>
      <math:mi/>
      <math:mi math:fontstyle="italic">exit</math:mi>
      <math:mi/>
      <math:mi math:fontstyle="italic">else</math:mi>
      <math:mi math:fontstyle="italic">goto</math:mi>
      <math:mi/>
      <math:mstyle math:fontstyle="normal">
        <math:mrow>
          <math:mi>Шаг</math:mi>
        </math:mrow>
      </math:mstyle>
      <math:mi/>
      <math:mn>1</math:mn>
    </math:mrow>
    <math:annotation math:encoding="StarMath 5.0">n = n + 1; if` n = p`then`exit`else goto` nitalic Шаг`1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i math:fontstyle="italic">DG</math:mi>
      <math:mo math:stretchy="false">=</math:mo>
      <math:msubsup>
        <math:mrow>
          <math:mo math:stretchy="false">{</math:mo>
          <math:msup>
            <math:mi>d</math:mi>
            <math:mrow>
              <math:mo math:stretchy="false">(</math:mo>
              <math:mi>i</math:mi>
              <math:mo math:stretchy="false">)</math:mo>
            </math:mrow>
          </math:msup>
          <math:mo math:stretchy="false">}</math:mo>
        </math:mrow>
        <math:mrow>
          <math:mi>i</math:mi>
          <math:mo math:stretchy="false">=</math:mo>
          <math:mn>1</math:mn>
        </math:mrow>
        <math:mrow>
          <math:mi>l</math:mi>
          <math:mo math:stretchy="false">−</math:mo>
          <math:mn>1</math:mn>
        </math:mrow>
      </math:msubsup>
    </math:mrow>
    <math:annotation math:encoding="StarMath 5.0">DG = lbrace d^{(i)} rbrace_{i=1}^{l-1}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sup>
          <math:mi>g</math:mi>
          <math:mrow>
            <math:mo math:stretchy="false">(</math:mo>
            <math:mi>k</math:mi>
            <math:mo math:stretchy="false">)</math:mo>
          </math:mrow>
        </math:msup>
        <math:mo math:stretchy="false">∈</math:mo>
        <math:mrow>
          <math:msub>
            <math:mi>G</math:mi>
            <math:mi math:fontstyle="italic">new</math:mi>
          </math:msub>
          <math:mo math:stretchy="false">∩</math:mo>
          <math:msub>
            <math:mi>F</math:mi>
            <math:mi>N</math:mi>
          </math:msub>
        </math:mrow>
      </math:mrow>
      <math:mstyle math:fontstyle="normal">
        <math:mrow>
          <math:mi math:fontstyle="normal">:</math:mi>
        </math:mrow>
      </math:mstyle>
      <math:mi/>
      <math:mrow>
        <math:mi math:fontstyle="italic">PG</math:mi>
        <math:mo math:stretchy="false">=</math:mo>
        <math:mrow>
          <math:mi math:fontstyle="italic">PG</math:mi>
          <math:mo math:stretchy="false">∪</math:mo>
          <math:mrow>
            <math:mo math:stretchy="false">{</math:mo>
            <math:mrow>
              <math:msup>
                <math:mi>p</math:mi>
                <math:mrow>
                  <math:mo math:stretchy="false">(</math:mo>
                  <math:mi>k</math:mi>
                  <math:mo math:stretchy="false">)</math:mo>
                </math:mrow>
              </math:msup>
              <math:mo math:stretchy="false">=</math:mo>
              <math:mi>n</math:mi>
            </math:mrow>
            <math:mo math:stretchy="false">}</math:mo>
          </math:mrow>
        </math:mrow>
      </math:mrow>
      <math:mi>,</math:mi>
      <math:mrow>
        <math:mi math:fontstyle="italic">DG</math:mi>
        <math:mo math:stretchy="false">=</math:mo>
        <math:mrow>
          <math:mi math:fontstyle="italic">DG</math:mi>
          <math:mo math:stretchy="false">∪</math:mo>
          <math:mrow>
            <math:mo math:stretchy="false">{</math:mo>
            <math:mrow>
              <math:mrow>
                <math:msup>
                  <math:mi>d</math:mi>
                  <math:mrow>
                    <math:mo math:stretchy="false">(</math:mo>
                    <math:mi>k</math:mi>
                    <math:mo math:stretchy="false">)</math:mo>
                  </math:mrow>
                </math:msup>
                <math:mo math:stretchy="false">=</math:mo>
                <math:msup>
                  <math:mi>g</math:mi>
                  <math:mrow>
                    <math:mo math:stretchy="false">(</math:mo>
                    <math:mi>k</math:mi>
                    <math:mo math:stretchy="false">)</math:mo>
                  </math:mrow>
                </math:msup>
              </math:mrow>
              <math:msub>
                <math:mrow>
                  <math:mo math:stretchy="false">[</math:mo>
                  <math:mi>u</math:mi>
                  <math:mo math:stretchy="false">]</math:mo>
                </math:mrow>
                <math:mi>n</math:mi>
              </math:msub>
            </math:mrow>
            <math:mo math:stretchy="false">}</math:mo>
          </math:mrow>
        </math:mrow>
      </math:mrow>
    </math:mrow>
    <math:annotation math:encoding="StarMath 5.0">forall g^(k) in G_new intersection F_N nitalic:~ PG = PG union lbrace p^(k) = n rbrace, DG = DG union lbrace d^(k) = g^(k)[u]_n rbrace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i>i</math:mi>
        <math:mo math:stretchy="false">∈</math:mo>
        <math:msub>
          <math:mrow>
            <math:mo math:stretchy="false">[</math:mo>
            <math:mrow>
              <math:mn>1,</math:mn>
              <math:mrow>
                <math:mi>l</math:mi>
                <math:mo math:stretchy="false">−</math:mo>
                <math:mn>1</math:mn>
              </math:mrow>
            </math:mrow>
            <math:mo math:stretchy="false">]</math:mo>
          </math:mrow>
          <math:mo math:stretchy="false">ℕ</math:mo>
        </math:msub>
      </math:mrow>
      <math:mstyle math:fontstyle="normal">
        <math:mrow>
          <math:mi math:fontstyle="normal">:</math:mi>
        </math:mrow>
      </math:mstyle>
      <math:mi/>
      <math:mrow>
        <math:msubsup>
          <math:mi>s</math:mi>
          <math:mi>k</math:mi>
          <math:mrow>
            <math:mo math:stretchy="false">(</math:mo>
            <math:mrow>
              <math:mrow>
                <math:mi>i</math:mi>
                <math:mo math:stretchy="false">+</math:mo>
                <math:mi>k</math:mi>
              </math:mrow>
              <math:mo math:stretchy="false">−</math:mo>
              <math:mn>1</math:mn>
            </math:mrow>
            <math:mo math:stretchy="false">)</math:mo>
          </math:mrow>
        </math:msubsup>
        <math:mo math:stretchy="false">=</math:mo>
        <math:mrow>
          <math:mrow>
            <math:msubsup>
              <math:mi>p</math:mi>
              <math:mi>k</math:mi>
              <math:mrow>
                <math:mo math:stretchy="false">(</math:mo>
                <math:mi>i</math:mi>
                <math:mo math:stretchy="false">)</math:mo>
              </math:mrow>
            </math:msubsup>
            <math:mo math:stretchy="false">−</math:mo>
            <math:msubsup>
              <math:mi>t</math:mi>
              <math:mi>k</math:mi>
              <math:mrow>
                <math:mo math:stretchy="false">(</math:mo>
                <math:mi>i</math:mi>
                <math:mo math:stretchy="false">)</math:mo>
              </math:mrow>
            </math:msubsup>
          </math:mrow>
          <math:mo math:stretchy="false">+</math:mo>
          <math:mn>1,</math:mn>
        </math:mrow>
      </math:mrow>
      <math:mi/>
      <math:mrow>
        <math:mi>k</math:mi>
        <math:mo math:stretchy="false">=</math:mo>
        <math:mn>1,2</math:mn>
      </math:mrow>
    </math:mrow>
    <math:annotation math:encoding="StarMath 5.0">forall i in [1,l-1]_setN nitalic:~ s_k^(i + k -1) = p_k^(i) - t_k^(i) +1,`k={1,2}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sub>
      <math:mi>G</math:mi>
      <math:mi math:fontstyle="italic">new</math:mi>
    </math:msub>
    <math:annotation math:encoding="StarMath 5.0">G_new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∣</math:mo>
        <math:msub>
          <math:mo math:stretchy="false">Γ</math:mo>
          <math:mi>f</math:mi>
        </math:msub>
        <math:mo math:stretchy="false">∣</math:mo>
      </math:mrow>
      <math:mo math:stretchy="false">&lt;</math:mo>
      <math:mo math:stretchy="false">∞</math:mo>
    </math:mrow>
    <math:annotation math:encoding="StarMath 5.0">lline %GAMMA_f rline &lt; infinity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n</math:mi>
          <math:mn>1</math:mn>
        </math:msub>
        <math:mo math:stretchy="false">&lt;</math:mo>
        <math:mrow>
          <math:msub>
            <math:mi>m</math:mi>
            <math:mn>1</math:mn>
          </math:msub>
          <math:mo math:stretchy="false">∧</math:mo>
          <math:msub>
            <math:mi>n</math:mi>
            <math:mn>2</math:mn>
          </math:msub>
        </math:mrow>
      </math:mrow>
      <math:mo math:stretchy="false">&lt;</math:mo>
      <math:msub>
        <math:mi>m</math:mi>
        <math:mn>2</math:mn>
      </math:msub>
    </math:mrow>
    <math:annotation math:encoding="StarMath 5.0">n_1 &lt; m_1 and n_2 &lt; m_2 </math:annotation>
  </math:semantics>
</math:math>
</file>